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CMU Concrete1" svg:font-family="'CMU Concrete'" style:font-adornments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7.559cm"/>
    </style:style>
    <style:style style:name="gr2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6.559cm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3.913cm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5.222cm"/>
    </style:style>
    <style:style style:name="gr269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objectwithoutfill">
      <style:graphic-properties draw:stroke="dash" draw:stroke-dash="Ultrafine_20_Dashed" draw:fill="none" draw:textarea-vertical-align="middle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3.105cm"/>
    </style:style>
    <style:style style:name="gr317" style:family="graphic" style:parent-style-name="objectwithoutfill">
      <style:graphic-properties draw:fill="none" draw:textarea-vertical-align="middle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567cm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8cm"/>
    </style:style>
    <style:style style:name="gr32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519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objectwithoutfill">
      <style:graphic-properties draw:stroke="solid" draw:stroke-dash="Ultrafine_20_Dashed" draw:fill="none" draw:textarea-vertical-align="middle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1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581cm" fo:min-width="0.57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82cm" fo:min-width="0.25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893cm"/>
    </style:style>
    <style:style style:name="gr3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4.976cm"/>
    </style:style>
    <style:style style:name="gr354" style:family="graphic" style:parent-style-name="objectwithoutfill">
      <style:graphic-properties draw:stroke="dash" draw:stroke-dash="_32__20_Dots_20_1_20_Dash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9cm" fo:min-width="4.4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text-properties style:font-name="CMU Concrete1" fo:font-size="18pt" fo:font-weight="600" style:font-size-asian="18pt" style:font-size-complex="18pt"/>
    </style:style>
    <style:style style:name="P12" style:family="paragraph">
      <loext:graphic-properties draw:fill="none" draw:fill-color="#ffffff"/>
      <style:text-properties style:font-name="CMU Concrete1" fo:font-size="20pt" fo:font-weight="600" style:font-size-asian="18pt" style:font-size-complex="18pt"/>
    </style:style>
    <style:style style:name="P13" style:family="paragraph">
      <loext:graphic-properties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Liberation Sans2" fo:font-size="11pt" fo:font-weight="normal" style:font-size-asian="18pt" style:font-size-complex="18pt"/>
    </style:style>
    <style:style style:name="P19" style:family="paragraph">
      <loext:graphic-properties draw:fill="none" draw:fill-color="#ffffff"/>
      <style:text-properties fo:font-size="12pt" style:font-size-asian="18pt" style:font-size-complex="18pt"/>
    </style:style>
    <style:style style:name="P20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ffffff"/>
      <style:text-properties style:font-name="CMU Concrete1" fo:font-size="11pt" fo:font-weight="600" style:font-size-asian="18pt" style:font-size-complex="18pt"/>
    </style:style>
    <style:style style:name="T1" style:family="text">
      <style:text-properties style:font-name="CMU Concrete1" fo:font-size="18pt" fo:font-weight="600" style:font-size-asian="18pt" style:font-size-complex="18pt"/>
    </style:style>
    <style:style style:name="T2" style:family="text">
      <style:text-properties style:font-name="CMU Concrete1" fo:font-size="20pt" fo:font-weight="600" style:font-size-asian="18pt" style:font-size-complex="18pt"/>
    </style:style>
    <style:style style:name="T3" style:family="text">
      <style:text-properties style:font-name="CMU Concrete1" fo:font-size="18pt" fo:font-style="italic" fo:font-weight="600" style:font-size-asian="18pt" style:font-style-asian="italic" style:font-size-complex="18pt" style:font-style-complex="italic"/>
    </style:style>
    <style:style style:name="T4" style:family="text">
      <style:text-properties style:font-name="Liberation Sans2" fo:font-size="11pt" fo:font-weight="normal" style:font-size-asian="18pt" style:font-size-complex="18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style:font-name="CMU Concrete1" fo:font-size="11pt" fo:font-weight="6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7" draw:id="id7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" draw:text-style-name="P1" draw:layer="layout" svg:width="1.317cm" svg:height="0.772cm" svg:x="20.053cm" svg:y="9.498cm" svg:viewBox="0 0 1318 773" svg:d="M0 773c373 0 958-244 1210-405 253-161 0-368-127-368z">
            <text:p/>
          </draw:path>
          <draw:g>
            <draw:polygon draw:style-name="gr2" draw:text-style-name="P2" draw:layer="layout" svg:width="0.764cm" svg:height="1.913cm" svg:x="19.288cm" svg:y="8.357cm" svg:viewBox="0 0 765 1914" draw:points="0,1472 0,0 765,442 765,1914">
              <text:p/>
            </draw:polygon>
            <draw:polygon draw:style-name="gr3" draw:text-style-name="P3" draw:layer="layout" svg:width="1.082cm" svg:height="2.097cm" svg:x="20.053cm" svg:y="8.173cm" svg:viewBox="0 0 1083 2098" draw:points="0,2098 0,626 1083,0 1083,1472">
              <text:p/>
            </draw:polygon>
            <draw:polygon draw:style-name="gr4" draw:text-style-name="P4" draw:layer="layout" svg:width="1.847cm" svg:height="1.067cm" svg:x="19.288cm" svg:y="7.731cm" svg:viewBox="0 0 1848 1068" draw:points="765,1068 0,626 1083,0 1848,442">
              <text:p/>
            </draw:polygon>
            <draw:polygon draw:style-name="gr5" draw:text-style-name="P5" draw:layer="layout" svg:width="1.847cm" svg:height="2.539cm" svg:x="19.288cm" svg:y="7.731cm" svg:viewBox="0 0 1848 2540" draw:points="0,2098 0,626 1083,0 1848,442 1848,1914 765,2540">
              <text:p/>
            </draw:polygon>
            <draw:line draw:style-name="gr6" draw:text-style-name="P6" draw:layer="layout" svg:x1="19.925cm" svg:y1="9.902cm" svg:x2="19.415cm" svg:y2="9.608cm">
              <text:p/>
            </draw:line>
            <draw:line draw:style-name="gr7" draw:text-style-name="P6" draw:layer="layout" svg:x1="19.925cm" svg:y1="10.05cm" svg:x2="19.415cm" svg:y2="9.756cm">
              <text:p/>
            </draw:line>
            <draw:line draw:style-name="gr8" draw:text-style-name="P6" draw:layer="layout" svg:x1="19.925cm" svg:y1="9.976cm" svg:x2="19.415cm" svg:y2="9.682cm">
              <text:p/>
            </draw:line>
            <draw:polyline draw:style-name="gr9" draw:text-style-name="P6" draw:layer="layout" svg:width="0.636cm" svg:height="0.441cm" svg:x="19.352cm" svg:y="8.578cm" svg:viewBox="0 0 637 442" draw:points="637,442 0,74 0,0">
              <text:p/>
            </draw:polyline>
            <draw:polyline draw:style-name="gr10" draw:text-style-name="P6" draw:layer="layout" svg:width="0.625cm" svg:height="0.442cm" svg:x="19.363cm" svg:y="8.576cm" svg:viewBox="0 0 626 443" draw:points="626,443 626,370 0,0">
              <text:p/>
            </draw:polyline>
            <draw:polygon draw:style-name="gr11" draw:text-style-name="P7" draw:layer="layout" svg:width="0.074cm" svg:height="0.129cm" svg:x="19.588cm" svg:y="9.312cm" svg:viewBox="0 0 75 130" draw:points="0,87 0,0 75,43 75,130">
              <text:p/>
            </draw:polygon>
            <draw:line draw:style-name="gr12" draw:text-style-name="P6" draw:layer="layout" svg:x1="19.925cm" svg:y1="9.829cm" svg:x2="19.415cm" svg:y2="9.535cm">
              <text:p/>
            </draw:line>
          </draw:g>
        </draw:g>
        <draw:g xml:id="id6" draw:id="id6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3" draw:text-style-name="P1" draw:layer="layout" svg:width="0.377cm" svg:height="0.237cm" svg:x="3.695cm" svg:y="3.81cm" svg:viewBox="0 0 378 238" svg:d="M0 238c95 0 378-79 378-139 0-59-9-99-104-99 0 60-276 60-274 238z">
              <text:p/>
            </draw:path>
            <draw:g>
              <draw:polygon draw:style-name="gr14" draw:text-style-name="P2" draw:layer="layout" svg:width="0.171cm" svg:height="0.198cm" svg:x="3.556cm" svg:y="3.849cm" svg:viewBox="0 0 172 199" draw:points="0,119 34,0 172,79 138,199">
                <text:p/>
              </draw:polygon>
              <draw:polygon draw:style-name="gr15" draw:text-style-name="P4" draw:layer="layout" svg:width="0.378cm" svg:height="0.217cm" svg:x="3.59cm" svg:y="3.711cm" svg:viewBox="0 0 379 218" draw:points="0,139 69,79 172,20 241,0 379,79 310,99 207,159 138,218">
                <text:p/>
              </draw:polygon>
              <draw:path draw:style-name="gr16" draw:text-style-name="P8" draw:layer="layout" svg:width="0.309cm" svg:height="0.257cm" svg:x="3.694cm" svg:y="3.79cm" svg:viewBox="0 0 310 258" svg:d="M310 79c0-119-69-79-138-39-69 39-138 39-172 218 0 0 138-79 310-179z">
                <text:p/>
              </draw:path>
              <draw:path draw:style-name="gr17" draw:text-style-name="P5" draw:layer="layout" svg:width="0.447cm" svg:height="0.336cm" svg:x="3.556cm" svg:y="3.711cm" svg:viewBox="0 0 448 337" svg:d="M276 0c-69 20-69 20-138 60-35 19-104 39-138 198 69 40 69 40 138 79 39-18 241-138 310-178 0-99-69-99-172-159z">
                <text:p/>
              </draw:path>
            </draw:g>
          </draw:g>
          <draw:g>
            <draw:path draw:style-name="gr18" draw:text-style-name="P1" draw:layer="layout" svg:width="0.619cm" svg:height="0.475cm" svg:x="3.384cm" svg:y="2.857cm" svg:viewBox="0 0 620 476" svg:d="M2 476c95 0 618-20 618-198 0-179-180-278-274-278 0 60-378 40-344 476z">
              <text:p/>
            </draw:path>
            <draw:g>
              <draw:polygon draw:style-name="gr19" draw:text-style-name="P2" draw:layer="layout" svg:width="0.344cm" svg:height="0.277cm" svg:x="3.039cm" svg:y="3.056cm" svg:viewBox="0 0 345 278" draw:points="0,79 0,0 345,199 345,278">
                <text:p/>
              </draw:polygon>
              <draw:polygon draw:style-name="gr20" draw:text-style-name="P2" draw:layer="layout" svg:width="0.344cm" svg:height="0.336cm" svg:x="3.315cm" svg:y="2.758cm" svg:viewBox="0 0 345 337" draw:points="0,139 0,0 345,199 345,337">
                <text:p/>
              </draw:polygon>
              <draw:polygon draw:style-name="gr21" draw:text-style-name="P4" draw:layer="layout" svg:width="0.619cm" svg:height="0.356cm" svg:x="3.039cm" svg:y="2.897cm" svg:viewBox="0 0 620 357" draw:points="0,159 276,0 620,199 345,357">
                <text:p/>
              </draw:polygon>
              <draw:polygon draw:style-name="gr22" draw:text-style-name="P8" draw:layer="layout" svg:width="0.344cm" svg:height="0.336cm" svg:x="3.384cm" svg:y="2.996cm" svg:viewBox="0 0 345 337" draw:points="0,337 0,258 276,99 276,0 345,40 345,139">
                <text:p/>
              </draw:polygon>
              <draw:polygon draw:style-name="gr23" draw:text-style-name="P2" draw:layer="layout" svg:width="1.102cm" svg:height="1.507cm" svg:x="2.66cm" svg:y="1.548cm" svg:viewBox="0 0 1103 1508" draw:points="0,873 0,0 1103,635 1103,1508">
                <text:p/>
              </draw:polygon>
              <draw:polygon draw:style-name="gr24" draw:text-style-name="P9" draw:layer="layout" svg:width="1.033cm" svg:height="1.388cm" svg:x="2.695cm" svg:y="1.607cm" svg:viewBox="0 0 1034 1389" draw:points="0,794 0,0 1034,595 1034,1389">
                <text:p/>
              </draw:polygon>
              <draw:polygon draw:style-name="gr25" draw:text-style-name="P4" draw:layer="layout" svg:width="1.171cm" svg:height="0.674cm" svg:x="2.66cm" svg:y="1.508cm" svg:viewBox="0 0 1172 675" draw:points="1103,675 0,40 69,0 1172,635">
                <text:p/>
              </draw:polygon>
              <draw:polygon draw:style-name="gr26" draw:text-style-name="P8" draw:layer="layout" svg:width="0.068cm" svg:height="0.912cm" svg:x="3.763cm" svg:y="2.143cm" svg:viewBox="0 0 69 913" draw:points="0,913 0,40 69,0 69,873">
                <text:p/>
              </draw:polygon>
              <draw:polygon draw:style-name="gr27" draw:text-style-name="P5" draw:layer="layout" svg:width="1.171cm" svg:height="1.825cm" svg:x="2.66cm" svg:y="1.508cm" svg:viewBox="0 0 1172 1826" draw:points="69,0 1172,635 1172,1508 1103,1548 1068,1528 1068,1627 724,1826 379,1627 379,1548 655,1389 655,1290 0,913 0,40">
                <text:p/>
              </draw:polygon>
            </draw:g>
          </draw:g>
          <draw:g>
            <draw:path draw:style-name="gr28" draw:text-style-name="P1" draw:layer="layout" svg:width="0.448cm" svg:height="0.237cm" svg:x="3.245cm" svg:y="3.592cm" svg:viewBox="0 0 449 238" svg:d="M2 238c95 0 447-99 447-159 0-59-9-79-103-79 0 60-379 40-344 238z">
              <text:p/>
            </draw:path>
            <draw:g>
              <draw:polygon draw:style-name="gr29" draw:text-style-name="P4" draw:layer="layout" svg:width="1.481cm" svg:height="0.852cm" svg:x="2.143cm" svg:y="2.917cm" svg:viewBox="0 0 1482 853" draw:points="1103,853 0,218 379,0 1482,635">
                <text:p/>
              </draw:polygon>
              <draw:polygon draw:style-name="gr30" draw:text-style-name="P10" draw:layer="layout" svg:width="0.998cm" svg:height="0.574cm" svg:x="2.246cm" svg:y="2.976cm" svg:viewBox="0 0 999 575" draw:points="0,159 276,0 999,417 724,575">
                <text:p/>
              </draw:polygon>
              <draw:polygon draw:style-name="gr31" draw:text-style-name="P10" draw:layer="layout" svg:width="0.482cm" svg:height="0.277cm" svg:x="3.039cm" svg:y="3.433cm" svg:viewBox="0 0 483 278" draw:points="0,159 276,0 483,119 207,278">
                <text:p/>
              </draw:polygon>
              <draw:polygon draw:style-name="gr32" draw:text-style-name="P8" draw:layer="layout" svg:width="0.378cm" svg:height="0.297cm" svg:x="3.246cm" svg:y="3.552cm" svg:viewBox="0 0 379 298" draw:points="0,298 0,218 379,0 379,79">
                <text:p/>
              </draw:polygon>
              <draw:line draw:style-name="gr33" draw:text-style-name="P6" draw:layer="layout" svg:x1="2.315cm" svg:y1="3.095cm" svg:x2="3.039cm" svg:y2="3.512cm">
                <text:p/>
              </draw:line>
              <draw:line draw:style-name="gr34" draw:text-style-name="P6" draw:layer="layout" svg:x1="2.384cm" svg:y1="3.056cm" svg:x2="3.108cm" svg:y2="3.473cm">
                <text:p/>
              </draw:line>
              <draw:line draw:style-name="gr35" draw:text-style-name="P6" draw:layer="layout" svg:x1="2.453cm" svg:y1="3.016cm" svg:x2="3.177cm" svg:y2="3.433cm">
                <text:p/>
              </draw:line>
              <draw:line draw:style-name="gr36" draw:text-style-name="P6" draw:layer="layout" svg:x1="3.108cm" svg:y1="3.393cm" svg:x2="3.177cm" svg:y2="3.353cm">
                <text:p/>
              </draw:line>
              <draw:line draw:style-name="gr37" draw:text-style-name="P6" draw:layer="layout" svg:x1="3.039cm" svg:y1="3.354cm" svg:x2="3.108cm" svg:y2="3.314cm">
                <text:p/>
              </draw:line>
              <draw:line draw:style-name="gr38" draw:text-style-name="P6" draw:layer="layout" svg:x1="2.97cm" svg:y1="3.314cm" svg:x2="3.039cm" svg:y2="3.274cm">
                <text:p/>
              </draw:line>
              <draw:line draw:style-name="gr39" draw:text-style-name="P6" draw:layer="layout" svg:x1="3.004cm" svg:y1="3.413cm" svg:x2="3.073cm" svg:y2="3.373cm">
                <text:p/>
              </draw:line>
              <draw:line draw:style-name="gr40" draw:text-style-name="P6" draw:layer="layout" svg:x1="2.936cm" svg:y1="3.374cm" svg:x2="3.005cm" svg:y2="3.334cm">
                <text:p/>
              </draw:line>
              <draw:line draw:style-name="gr41" draw:text-style-name="P6" draw:layer="layout" svg:x1="2.867cm" svg:y1="3.334cm" svg:x2="2.936cm" svg:y2="3.294cm">
                <text:p/>
              </draw:line>
              <draw:line draw:style-name="gr42" draw:text-style-name="P6" draw:layer="layout" svg:x1="2.901cm" svg:y1="3.274cm" svg:x2="2.97cm" svg:y2="3.234cm">
                <text:p/>
              </draw:line>
              <draw:line draw:style-name="gr43" draw:text-style-name="P6" draw:layer="layout" svg:x1="2.798cm" svg:y1="3.294cm" svg:x2="2.867cm" svg:y2="3.254cm">
                <text:p/>
              </draw:line>
              <draw:line draw:style-name="gr44" draw:text-style-name="P6" draw:layer="layout" svg:x1="2.832cm" svg:y1="3.235cm" svg:x2="2.901cm" svg:y2="3.195cm">
                <text:p/>
              </draw:line>
              <draw:line draw:style-name="gr45" draw:text-style-name="P6" draw:layer="layout" svg:x1="2.763cm" svg:y1="3.195cm" svg:x2="2.832cm" svg:y2="3.155cm">
                <text:p/>
              </draw:line>
              <draw:line draw:style-name="gr46" draw:text-style-name="P6" draw:layer="layout" svg:x1="2.695cm" svg:y1="3.155cm" svg:x2="2.764cm" svg:y2="3.115cm">
                <text:p/>
              </draw:line>
              <draw:line draw:style-name="gr47" draw:text-style-name="P6" draw:layer="layout" svg:x1="2.729cm" svg:y1="3.255cm" svg:x2="2.798cm" svg:y2="3.215cm">
                <text:p/>
              </draw:line>
              <draw:line draw:style-name="gr48" draw:text-style-name="P6" draw:layer="layout" svg:x1="2.66cm" svg:y1="3.215cm" svg:x2="2.729cm" svg:y2="3.175cm">
                <text:p/>
              </draw:line>
              <draw:line draw:style-name="gr49" draw:text-style-name="P6" draw:layer="layout" svg:x1="2.591cm" svg:y1="3.175cm" svg:x2="2.66cm" svg:y2="3.135cm">
                <text:p/>
              </draw:line>
              <draw:line draw:style-name="gr50" draw:text-style-name="P6" draw:layer="layout" svg:x1="2.626cm" svg:y1="3.116cm" svg:x2="2.695cm" svg:y2="3.076cm">
                <text:p/>
              </draw:line>
              <draw:line draw:style-name="gr51" draw:text-style-name="P6" draw:layer="layout" svg:x1="2.522cm" svg:y1="3.135cm" svg:x2="2.591cm" svg:y2="3.095cm">
                <text:p/>
              </draw:line>
              <draw:line draw:style-name="gr52" draw:text-style-name="P6" draw:layer="layout" svg:x1="2.557cm" svg:y1="3.076cm" svg:x2="2.626cm" svg:y2="3.036cm">
                <text:p/>
              </draw:line>
              <draw:line draw:style-name="gr53" draw:text-style-name="P6" draw:layer="layout" svg:x1="2.488cm" svg:y1="3.036cm" svg:x2="2.557cm" svg:y2="2.996cm">
                <text:p/>
              </draw:line>
              <draw:line draw:style-name="gr54" draw:text-style-name="P6" draw:layer="layout" svg:x1="2.453cm" svg:y1="3.096cm" svg:x2="2.522cm" svg:y2="3.056cm">
                <text:p/>
              </draw:line>
              <draw:line draw:style-name="gr55" draw:text-style-name="P6" draw:layer="layout" svg:x1="2.901cm" svg:y1="3.433cm" svg:x2="2.97cm" svg:y2="3.393cm">
                <text:p/>
              </draw:line>
              <draw:line draw:style-name="gr56" draw:text-style-name="P6" draw:layer="layout" svg:x1="2.832cm" svg:y1="3.393cm" svg:x2="2.901cm" svg:y2="3.353cm">
                <text:p/>
              </draw:line>
              <draw:line draw:style-name="gr57" draw:text-style-name="P6" draw:layer="layout" svg:x1="2.763cm" svg:y1="3.354cm" svg:x2="2.832cm" svg:y2="3.314cm">
                <text:p/>
              </draw:line>
              <draw:line draw:style-name="gr58" draw:text-style-name="P6" draw:layer="layout" svg:x1="2.729cm" svg:y1="3.413cm" svg:x2="2.798cm" svg:y2="3.373cm">
                <text:p/>
              </draw:line>
              <draw:line draw:style-name="gr59" draw:text-style-name="P6" draw:layer="layout" svg:x1="2.66cm" svg:y1="3.374cm" svg:x2="2.729cm" svg:y2="3.334cm">
                <text:p/>
              </draw:line>
              <draw:line draw:style-name="gr60" draw:text-style-name="P6" draw:layer="layout" svg:x1="2.695cm" svg:y1="3.314cm" svg:x2="2.764cm" svg:y2="3.274cm">
                <text:p/>
              </draw:line>
              <draw:line draw:style-name="gr61" draw:text-style-name="P6" draw:layer="layout" svg:x1="2.626cm" svg:y1="3.274cm" svg:x2="2.695cm" svg:y2="3.234cm">
                <text:p/>
              </draw:line>
              <draw:line draw:style-name="gr62" draw:text-style-name="P6" draw:layer="layout" svg:x1="2.557cm" svg:y1="3.235cm" svg:x2="2.626cm" svg:y2="3.195cm">
                <text:p/>
              </draw:line>
              <draw:line draw:style-name="gr63" draw:text-style-name="P6" draw:layer="layout" svg:x1="2.488cm" svg:y1="3.195cm" svg:x2="2.557cm" svg:y2="3.155cm">
                <text:p/>
              </draw:line>
              <draw:line draw:style-name="gr64" draw:text-style-name="P6" draw:layer="layout" svg:x1="2.384cm" svg:y1="3.215cm" svg:x2="2.453cm" svg:y2="3.175cm">
                <text:p/>
              </draw:line>
              <draw:line draw:style-name="gr65" draw:text-style-name="P6" draw:layer="layout" svg:x1="2.419cm" svg:y1="3.155cm" svg:x2="2.488cm" svg:y2="3.115cm">
                <text:p/>
              </draw:line>
              <draw:line draw:style-name="gr66" draw:text-style-name="P6" draw:layer="layout" svg:x1="2.315cm" svg:y1="3.175cm" svg:x2="2.384cm" svg:y2="3.135cm">
                <text:p/>
              </draw:line>
              <draw:line draw:style-name="gr67" draw:text-style-name="P6" draw:layer="layout" svg:x1="2.867cm" svg:y1="3.493cm" svg:x2="2.936cm" svg:y2="3.453cm">
                <text:p/>
              </draw:line>
              <draw:line draw:style-name="gr68" draw:text-style-name="P6" draw:layer="layout" svg:x1="2.798cm" svg:y1="3.453cm" svg:x2="2.867cm" svg:y2="3.413cm">
                <text:p/>
              </draw:line>
              <draw:line draw:style-name="gr69" draw:text-style-name="P6" draw:layer="layout" svg:x1="3.108cm" svg:y1="3.632cm" svg:x2="3.384cm" svg:y2="3.473cm">
                <text:p/>
              </draw:line>
              <draw:line draw:style-name="gr70" draw:text-style-name="P6" draw:layer="layout" svg:x1="3.177cm" svg:y1="3.671cm" svg:x2="3.453cm" svg:y2="3.512cm">
                <text:p/>
              </draw:line>
              <draw:line draw:style-name="gr71" draw:text-style-name="P6" draw:layer="layout" svg:x1="3.246cm" svg:y1="3.473cm" svg:x2="3.453cm" svg:y2="3.592cm">
                <text:p/>
              </draw:line>
              <draw:line draw:style-name="gr72" draw:text-style-name="P6" draw:layer="layout" svg:x1="3.177cm" svg:y1="3.512cm" svg:x2="3.384cm" svg:y2="3.631cm">
                <text:p/>
              </draw:line>
              <draw:line draw:style-name="gr73" draw:text-style-name="P6" draw:layer="layout" svg:x1="3.108cm" svg:y1="3.552cm" svg:x2="3.246cm" svg:y2="3.631cm">
                <text:p/>
              </draw:line>
              <draw:polygon draw:style-name="gr74" draw:text-style-name="P2" draw:layer="layout" svg:width="1.102cm" svg:height="0.713cm" svg:x="2.143cm" svg:y="3.135cm" svg:viewBox="0 0 1103 714" draw:points="0,79 0,0 1103,635 1103,714">
                <text:p/>
              </draw:polygon>
              <draw:polygon draw:style-name="gr75" draw:text-style-name="P5" draw:layer="layout" svg:width="1.481cm" svg:height="0.932cm" svg:x="2.143cm" svg:y="2.917cm" svg:viewBox="0 0 1482 933" draw:points="379,0 1482,635 1482,714 1103,933 0,298 0,218">
                <text:p/>
              </draw:polygon>
            </draw:g>
          </draw:g>
        </draw:g>
        <draw:g xml:id="id1" draw:id="id1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76" draw:text-style-name="P1" draw:layer="layout" svg:width="0.377cm" svg:height="0.237cm" svg:x="4.076cm" svg:y="17.145cm" svg:viewBox="0 0 378 238" svg:d="M0 238c95 0 378-79 378-139 0-59-9-99-104-99 0 60-276 60-274 238z">
              <text:p/>
            </draw:path>
            <draw:g>
              <draw:polygon draw:style-name="gr77" draw:text-style-name="P2" draw:layer="layout" svg:width="0.171cm" svg:height="0.198cm" svg:x="3.937cm" svg:y="17.184cm" svg:viewBox="0 0 172 199" draw:points="0,119 34,0 172,79 138,199">
                <text:p/>
              </draw:polygon>
              <draw:polygon draw:style-name="gr78" draw:text-style-name="P4" draw:layer="layout" svg:width="0.378cm" svg:height="0.217cm" svg:x="3.971cm" svg:y="17.046cm" svg:viewBox="0 0 379 218" draw:points="0,139 69,79 172,20 241,0 379,79 310,99 207,159 138,218">
                <text:p/>
              </draw:polygon>
              <draw:path draw:style-name="gr79" draw:text-style-name="P8" draw:layer="layout" svg:width="0.309cm" svg:height="0.257cm" svg:x="4.075cm" svg:y="17.125cm" svg:viewBox="0 0 310 258" svg:d="M310 79c0-119-69-79-138-39-69 39-138 39-172 218 0 0 138-79 310-179z">
                <text:p/>
              </draw:path>
              <draw:path draw:style-name="gr80" draw:text-style-name="P5" draw:layer="layout" svg:width="0.447cm" svg:height="0.336cm" svg:x="3.937cm" svg:y="17.046cm" svg:viewBox="0 0 448 337" svg:d="M276 0c-69 20-69 20-138 60-35 19-104 39-138 198 69 40 69 40 138 79 39-18 241-138 310-178 0-99-69-99-172-159z">
                <text:p/>
              </draw:path>
            </draw:g>
          </draw:g>
          <draw:g>
            <draw:path draw:style-name="gr81" draw:text-style-name="P1" draw:layer="layout" svg:width="0.619cm" svg:height="0.475cm" svg:x="3.765cm" svg:y="16.192cm" svg:viewBox="0 0 620 476" svg:d="M2 476c95 0 618-20 618-198 0-179-180-278-274-278 0 60-378 40-344 476z">
              <text:p/>
            </draw:path>
            <draw:g>
              <draw:polygon draw:style-name="gr82" draw:text-style-name="P2" draw:layer="layout" svg:width="0.344cm" svg:height="0.277cm" svg:x="3.42cm" svg:y="16.391cm" svg:viewBox="0 0 345 278" draw:points="0,79 0,0 345,199 345,278">
                <text:p/>
              </draw:polygon>
              <draw:polygon draw:style-name="gr83" draw:text-style-name="P2" draw:layer="layout" svg:width="0.344cm" svg:height="0.336cm" svg:x="3.696cm" svg:y="16.093cm" svg:viewBox="0 0 345 337" draw:points="0,139 0,0 345,199 345,337">
                <text:p/>
              </draw:polygon>
              <draw:polygon draw:style-name="gr84" draw:text-style-name="P4" draw:layer="layout" svg:width="0.619cm" svg:height="0.356cm" svg:x="3.42cm" svg:y="16.232cm" svg:viewBox="0 0 620 357" draw:points="0,159 276,0 620,199 345,357">
                <text:p/>
              </draw:polygon>
              <draw:polygon draw:style-name="gr85" draw:text-style-name="P8" draw:layer="layout" svg:width="0.344cm" svg:height="0.336cm" svg:x="3.765cm" svg:y="16.331cm" svg:viewBox="0 0 345 337" draw:points="0,337 0,258 276,99 276,0 345,40 345,139">
                <text:p/>
              </draw:polygon>
              <draw:polygon draw:style-name="gr86" draw:text-style-name="P2" draw:layer="layout" svg:width="1.102cm" svg:height="1.507cm" svg:x="3.041cm" svg:y="14.883cm" svg:viewBox="0 0 1103 1508" draw:points="0,873 0,0 1103,635 1103,1508">
                <text:p/>
              </draw:polygon>
              <draw:polygon draw:style-name="gr87" draw:text-style-name="P9" draw:layer="layout" svg:width="1.033cm" svg:height="1.388cm" svg:x="3.076cm" svg:y="14.942cm" svg:viewBox="0 0 1034 1389" draw:points="0,794 0,0 1034,595 1034,1389">
                <text:p/>
              </draw:polygon>
              <draw:polygon draw:style-name="gr88" draw:text-style-name="P4" draw:layer="layout" svg:width="1.171cm" svg:height="0.674cm" svg:x="3.041cm" svg:y="14.843cm" svg:viewBox="0 0 1172 675" draw:points="1103,675 0,40 69,0 1172,635">
                <text:p/>
              </draw:polygon>
              <draw:polygon draw:style-name="gr89" draw:text-style-name="P8" draw:layer="layout" svg:width="0.068cm" svg:height="0.912cm" svg:x="4.144cm" svg:y="15.478cm" svg:viewBox="0 0 69 913" draw:points="0,913 0,40 69,0 69,873">
                <text:p/>
              </draw:polygon>
              <draw:polygon draw:style-name="gr90" draw:text-style-name="P5" draw:layer="layout" svg:width="1.171cm" svg:height="1.825cm" svg:x="3.041cm" svg:y="14.843cm" svg:viewBox="0 0 1172 1826" draw:points="69,0 1172,635 1172,1508 1103,1548 1068,1528 1068,1627 724,1826 379,1627 379,1548 655,1389 655,1290 0,913 0,40">
                <text:p/>
              </draw:polygon>
            </draw:g>
          </draw:g>
          <draw:g>
            <draw:path draw:style-name="gr91" draw:text-style-name="P1" draw:layer="layout" svg:width="0.448cm" svg:height="0.237cm" svg:x="3.626cm" svg:y="16.927cm" svg:viewBox="0 0 449 238" svg:d="M2 238c95 0 447-99 447-159 0-59-9-79-103-79 0 60-379 40-344 238z">
              <text:p/>
            </draw:path>
            <draw:g>
              <draw:polygon draw:style-name="gr92" draw:text-style-name="P4" draw:layer="layout" svg:width="1.481cm" svg:height="0.852cm" svg:x="2.524cm" svg:y="16.252cm" svg:viewBox="0 0 1482 853" draw:points="1103,853 0,218 379,0 1482,635">
                <text:p/>
              </draw:polygon>
              <draw:polygon draw:style-name="gr93" draw:text-style-name="P10" draw:layer="layout" svg:width="0.998cm" svg:height="0.574cm" svg:x="2.627cm" svg:y="16.311cm" svg:viewBox="0 0 999 575" draw:points="0,159 276,0 999,417 724,575">
                <text:p/>
              </draw:polygon>
              <draw:polygon draw:style-name="gr94" draw:text-style-name="P10" draw:layer="layout" svg:width="0.482cm" svg:height="0.277cm" svg:x="3.42cm" svg:y="16.768cm" svg:viewBox="0 0 483 278" draw:points="0,159 276,0 483,119 207,278">
                <text:p/>
              </draw:polygon>
              <draw:polygon draw:style-name="gr95" draw:text-style-name="P8" draw:layer="layout" svg:width="0.378cm" svg:height="0.297cm" svg:x="3.627cm" svg:y="16.887cm" svg:viewBox="0 0 379 298" draw:points="0,298 0,218 379,0 379,79">
                <text:p/>
              </draw:polygon>
              <draw:line draw:style-name="gr96" draw:text-style-name="P6" draw:layer="layout" svg:x1="2.696cm" svg:y1="16.43cm" svg:x2="3.42cm" svg:y2="16.847cm">
                <text:p/>
              </draw:line>
              <draw:line draw:style-name="gr97" draw:text-style-name="P6" draw:layer="layout" svg:x1="2.765cm" svg:y1="16.391cm" svg:x2="3.489cm" svg:y2="16.808cm">
                <text:p/>
              </draw:line>
              <draw:line draw:style-name="gr98" draw:text-style-name="P6" draw:layer="layout" svg:x1="2.834cm" svg:y1="16.351cm" svg:x2="3.558cm" svg:y2="16.768cm">
                <text:p/>
              </draw:line>
              <draw:line draw:style-name="gr99" draw:text-style-name="P6" draw:layer="layout" svg:x1="3.489cm" svg:y1="16.728cm" svg:x2="3.558cm" svg:y2="16.688cm">
                <text:p/>
              </draw:line>
              <draw:line draw:style-name="gr100" draw:text-style-name="P6" draw:layer="layout" svg:x1="3.42cm" svg:y1="16.689cm" svg:x2="3.489cm" svg:y2="16.649cm">
                <text:p/>
              </draw:line>
              <draw:line draw:style-name="gr101" draw:text-style-name="P6" draw:layer="layout" svg:x1="3.351cm" svg:y1="16.649cm" svg:x2="3.42cm" svg:y2="16.609cm">
                <text:p/>
              </draw:line>
              <draw:line draw:style-name="gr102" draw:text-style-name="P6" draw:layer="layout" svg:x1="3.385cm" svg:y1="16.748cm" svg:x2="3.454cm" svg:y2="16.708cm">
                <text:p/>
              </draw:line>
              <draw:line draw:style-name="gr103" draw:text-style-name="P6" draw:layer="layout" svg:x1="3.317cm" svg:y1="16.709cm" svg:x2="3.386cm" svg:y2="16.669cm">
                <text:p/>
              </draw:line>
              <draw:line draw:style-name="gr104" draw:text-style-name="P6" draw:layer="layout" svg:x1="3.248cm" svg:y1="16.669cm" svg:x2="3.317cm" svg:y2="16.629cm">
                <text:p/>
              </draw:line>
              <draw:line draw:style-name="gr105" draw:text-style-name="P6" draw:layer="layout" svg:x1="3.282cm" svg:y1="16.609cm" svg:x2="3.351cm" svg:y2="16.569cm">
                <text:p/>
              </draw:line>
              <draw:line draw:style-name="gr106" draw:text-style-name="P6" draw:layer="layout" svg:x1="3.179cm" svg:y1="16.629cm" svg:x2="3.248cm" svg:y2="16.589cm">
                <text:p/>
              </draw:line>
              <draw:line draw:style-name="gr107" draw:text-style-name="P6" draw:layer="layout" svg:x1="3.213cm" svg:y1="16.57cm" svg:x2="3.282cm" svg:y2="16.53cm">
                <text:p/>
              </draw:line>
              <draw:line draw:style-name="gr108" draw:text-style-name="P6" draw:layer="layout" svg:x1="3.144cm" svg:y1="16.53cm" svg:x2="3.213cm" svg:y2="16.49cm">
                <text:p/>
              </draw:line>
              <draw:line draw:style-name="gr109" draw:text-style-name="P6" draw:layer="layout" svg:x1="3.076cm" svg:y1="16.49cm" svg:x2="3.145cm" svg:y2="16.45cm">
                <text:p/>
              </draw:line>
              <draw:line draw:style-name="gr110" draw:text-style-name="P6" draw:layer="layout" svg:x1="3.11cm" svg:y1="16.59cm" svg:x2="3.179cm" svg:y2="16.55cm">
                <text:p/>
              </draw:line>
              <draw:line draw:style-name="gr111" draw:text-style-name="P6" draw:layer="layout" svg:x1="3.041cm" svg:y1="16.55cm" svg:x2="3.11cm" svg:y2="16.51cm">
                <text:p/>
              </draw:line>
              <draw:line draw:style-name="gr112" draw:text-style-name="P6" draw:layer="layout" svg:x1="2.972cm" svg:y1="16.51cm" svg:x2="3.041cm" svg:y2="16.47cm">
                <text:p/>
              </draw:line>
              <draw:line draw:style-name="gr113" draw:text-style-name="P6" draw:layer="layout" svg:x1="3.007cm" svg:y1="16.451cm" svg:x2="3.076cm" svg:y2="16.411cm">
                <text:p/>
              </draw:line>
              <draw:line draw:style-name="gr114" draw:text-style-name="P6" draw:layer="layout" svg:x1="2.903cm" svg:y1="16.47cm" svg:x2="2.972cm" svg:y2="16.43cm">
                <text:p/>
              </draw:line>
              <draw:line draw:style-name="gr115" draw:text-style-name="P6" draw:layer="layout" svg:x1="2.938cm" svg:y1="16.411cm" svg:x2="3.007cm" svg:y2="16.371cm">
                <text:p/>
              </draw:line>
              <draw:line draw:style-name="gr116" draw:text-style-name="P6" draw:layer="layout" svg:x1="2.869cm" svg:y1="16.371cm" svg:x2="2.938cm" svg:y2="16.331cm">
                <text:p/>
              </draw:line>
              <draw:line draw:style-name="gr117" draw:text-style-name="P6" draw:layer="layout" svg:x1="2.834cm" svg:y1="16.431cm" svg:x2="2.903cm" svg:y2="16.391cm">
                <text:p/>
              </draw:line>
              <draw:line draw:style-name="gr118" draw:text-style-name="P6" draw:layer="layout" svg:x1="3.282cm" svg:y1="16.768cm" svg:x2="3.351cm" svg:y2="16.728cm">
                <text:p/>
              </draw:line>
              <draw:line draw:style-name="gr119" draw:text-style-name="P6" draw:layer="layout" svg:x1="3.213cm" svg:y1="16.728cm" svg:x2="3.282cm" svg:y2="16.688cm">
                <text:p/>
              </draw:line>
              <draw:line draw:style-name="gr120" draw:text-style-name="P6" draw:layer="layout" svg:x1="3.144cm" svg:y1="16.689cm" svg:x2="3.213cm" svg:y2="16.649cm">
                <text:p/>
              </draw:line>
              <draw:line draw:style-name="gr121" draw:text-style-name="P6" draw:layer="layout" svg:x1="3.11cm" svg:y1="16.748cm" svg:x2="3.179cm" svg:y2="16.708cm">
                <text:p/>
              </draw:line>
              <draw:line draw:style-name="gr122" draw:text-style-name="P6" draw:layer="layout" svg:x1="3.041cm" svg:y1="16.709cm" svg:x2="3.11cm" svg:y2="16.669cm">
                <text:p/>
              </draw:line>
              <draw:line draw:style-name="gr123" draw:text-style-name="P6" draw:layer="layout" svg:x1="3.076cm" svg:y1="16.649cm" svg:x2="3.145cm" svg:y2="16.609cm">
                <text:p/>
              </draw:line>
              <draw:line draw:style-name="gr124" draw:text-style-name="P6" draw:layer="layout" svg:x1="3.007cm" svg:y1="16.609cm" svg:x2="3.076cm" svg:y2="16.569cm">
                <text:p/>
              </draw:line>
              <draw:line draw:style-name="gr125" draw:text-style-name="P6" draw:layer="layout" svg:x1="2.938cm" svg:y1="16.57cm" svg:x2="3.007cm" svg:y2="16.53cm">
                <text:p/>
              </draw:line>
              <draw:line draw:style-name="gr126" draw:text-style-name="P6" draw:layer="layout" svg:x1="2.869cm" svg:y1="16.53cm" svg:x2="2.938cm" svg:y2="16.49cm">
                <text:p/>
              </draw:line>
              <draw:line draw:style-name="gr127" draw:text-style-name="P6" draw:layer="layout" svg:x1="2.765cm" svg:y1="16.55cm" svg:x2="2.834cm" svg:y2="16.51cm">
                <text:p/>
              </draw:line>
              <draw:line draw:style-name="gr128" draw:text-style-name="P6" draw:layer="layout" svg:x1="2.8cm" svg:y1="16.49cm" svg:x2="2.869cm" svg:y2="16.45cm">
                <text:p/>
              </draw:line>
              <draw:line draw:style-name="gr129" draw:text-style-name="P6" draw:layer="layout" svg:x1="2.696cm" svg:y1="16.51cm" svg:x2="2.765cm" svg:y2="16.47cm">
                <text:p/>
              </draw:line>
              <draw:line draw:style-name="gr130" draw:text-style-name="P6" draw:layer="layout" svg:x1="3.248cm" svg:y1="16.828cm" svg:x2="3.317cm" svg:y2="16.788cm">
                <text:p/>
              </draw:line>
              <draw:line draw:style-name="gr131" draw:text-style-name="P6" draw:layer="layout" svg:x1="3.179cm" svg:y1="16.788cm" svg:x2="3.248cm" svg:y2="16.748cm">
                <text:p/>
              </draw:line>
              <draw:line draw:style-name="gr132" draw:text-style-name="P6" draw:layer="layout" svg:x1="3.489cm" svg:y1="16.967cm" svg:x2="3.765cm" svg:y2="16.808cm">
                <text:p/>
              </draw:line>
              <draw:line draw:style-name="gr133" draw:text-style-name="P6" draw:layer="layout" svg:x1="3.558cm" svg:y1="17.006cm" svg:x2="3.834cm" svg:y2="16.847cm">
                <text:p/>
              </draw:line>
              <draw:line draw:style-name="gr134" draw:text-style-name="P6" draw:layer="layout" svg:x1="3.627cm" svg:y1="16.808cm" svg:x2="3.834cm" svg:y2="16.927cm">
                <text:p/>
              </draw:line>
              <draw:line draw:style-name="gr135" draw:text-style-name="P6" draw:layer="layout" svg:x1="3.558cm" svg:y1="16.847cm" svg:x2="3.765cm" svg:y2="16.966cm">
                <text:p/>
              </draw:line>
              <draw:line draw:style-name="gr136" draw:text-style-name="P6" draw:layer="layout" svg:x1="3.489cm" svg:y1="16.887cm" svg:x2="3.627cm" svg:y2="16.966cm">
                <text:p/>
              </draw:line>
              <draw:polygon draw:style-name="gr137" draw:text-style-name="P2" draw:layer="layout" svg:width="1.102cm" svg:height="0.713cm" svg:x="2.524cm" svg:y="16.47cm" svg:viewBox="0 0 1103 714" draw:points="0,79 0,0 1103,635 1103,714">
                <text:p/>
              </draw:polygon>
              <draw:polygon draw:style-name="gr138" draw:text-style-name="P5" draw:layer="layout" svg:width="1.481cm" svg:height="0.932cm" svg:x="2.524cm" svg:y="16.252cm" svg:viewBox="0 0 1482 933" draw:points="379,0 1482,635 1482,714 1103,933 0,298 0,218">
                <text:p/>
              </draw:polygon>
            </draw:g>
          </draw:g>
        </draw:g>
        <draw:g xml:id="id3" draw:id="id3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139" draw:text-style-name="P1" draw:layer="layout" svg:width="0.377cm" svg:height="0.237cm" svg:x="8.75cm" svg:y="19.939cm" svg:viewBox="0 0 378 238" svg:d="M0 238c95 0 378-79 378-139 0-59-9-99-104-99 0 60-276 60-274 238z">
              <text:p/>
            </draw:path>
            <draw:g>
              <draw:polygon draw:style-name="gr140" draw:text-style-name="P2" draw:layer="layout" svg:width="0.171cm" svg:height="0.198cm" svg:x="8.611cm" svg:y="19.978cm" svg:viewBox="0 0 172 199" draw:points="0,119 34,0 172,79 138,199">
                <text:p/>
              </draw:polygon>
              <draw:polygon draw:style-name="gr141" draw:text-style-name="P4" draw:layer="layout" svg:width="0.378cm" svg:height="0.217cm" svg:x="8.645cm" svg:y="19.84cm" svg:viewBox="0 0 379 218" draw:points="0,139 69,79 172,20 241,0 379,79 310,99 207,159 138,218">
                <text:p/>
              </draw:polygon>
              <draw:path draw:style-name="gr142" draw:text-style-name="P8" draw:layer="layout" svg:width="0.309cm" svg:height="0.257cm" svg:x="8.749cm" svg:y="19.919cm" svg:viewBox="0 0 310 258" svg:d="M310 79c0-119-69-79-138-39-69 39-138 39-172 218 0 0 138-79 310-179z">
                <text:p/>
              </draw:path>
              <draw:path draw:style-name="gr143" draw:text-style-name="P5" draw:layer="layout" svg:width="0.447cm" svg:height="0.336cm" svg:x="8.611cm" svg:y="19.84cm" svg:viewBox="0 0 448 337" svg:d="M276 0c-69 20-69 20-138 60-35 19-104 39-138 198 69 40 69 40 138 79 39-18 241-138 310-178 0-99-69-99-172-159z">
                <text:p/>
              </draw:path>
            </draw:g>
          </draw:g>
          <draw:g>
            <draw:path draw:style-name="gr144" draw:text-style-name="P1" draw:layer="layout" svg:width="0.619cm" svg:height="0.475cm" svg:x="8.439cm" svg:y="18.986cm" svg:viewBox="0 0 620 476" svg:d="M2 476c95 0 618-20 618-198 0-179-180-278-274-278 0 60-378 40-344 476z">
              <text:p/>
            </draw:path>
            <draw:g>
              <draw:polygon draw:style-name="gr145" draw:text-style-name="P2" draw:layer="layout" svg:width="0.344cm" svg:height="0.277cm" svg:x="8.094cm" svg:y="19.185cm" svg:viewBox="0 0 345 278" draw:points="0,79 0,0 345,199 345,278">
                <text:p/>
              </draw:polygon>
              <draw:polygon draw:style-name="gr146" draw:text-style-name="P2" draw:layer="layout" svg:width="0.344cm" svg:height="0.336cm" svg:x="8.37cm" svg:y="18.887cm" svg:viewBox="0 0 345 337" draw:points="0,139 0,0 345,199 345,337">
                <text:p/>
              </draw:polygon>
              <draw:polygon draw:style-name="gr147" draw:text-style-name="P4" draw:layer="layout" svg:width="0.619cm" svg:height="0.356cm" svg:x="8.094cm" svg:y="19.026cm" svg:viewBox="0 0 620 357" draw:points="0,159 276,0 620,199 345,357">
                <text:p/>
              </draw:polygon>
              <draw:polygon draw:style-name="gr148" draw:text-style-name="P8" draw:layer="layout" svg:width="0.344cm" svg:height="0.336cm" svg:x="8.439cm" svg:y="19.125cm" svg:viewBox="0 0 345 337" draw:points="0,337 0,258 276,99 276,0 345,40 345,139">
                <text:p/>
              </draw:polygon>
              <draw:polygon draw:style-name="gr149" draw:text-style-name="P2" draw:layer="layout" svg:width="1.102cm" svg:height="1.507cm" svg:x="7.715cm" svg:y="17.677cm" svg:viewBox="0 0 1103 1508" draw:points="0,873 0,0 1103,635 1103,1508">
                <text:p/>
              </draw:polygon>
              <draw:polygon draw:style-name="gr150" draw:text-style-name="P9" draw:layer="layout" svg:width="1.033cm" svg:height="1.388cm" svg:x="7.75cm" svg:y="17.736cm" svg:viewBox="0 0 1034 1389" draw:points="0,794 0,0 1034,595 1034,1389">
                <text:p/>
              </draw:polygon>
              <draw:polygon draw:style-name="gr151" draw:text-style-name="P4" draw:layer="layout" svg:width="1.171cm" svg:height="0.674cm" svg:x="7.715cm" svg:y="17.637cm" svg:viewBox="0 0 1172 675" draw:points="1103,675 0,40 69,0 1172,635">
                <text:p/>
              </draw:polygon>
              <draw:polygon draw:style-name="gr152" draw:text-style-name="P8" draw:layer="layout" svg:width="0.068cm" svg:height="0.912cm" svg:x="8.818cm" svg:y="18.272cm" svg:viewBox="0 0 69 913" draw:points="0,913 0,40 69,0 69,873">
                <text:p/>
              </draw:polygon>
              <draw:polygon draw:style-name="gr153" draw:text-style-name="P5" draw:layer="layout" svg:width="1.171cm" svg:height="1.825cm" svg:x="7.715cm" svg:y="17.637cm" svg:viewBox="0 0 1172 1826" draw:points="69,0 1172,635 1172,1508 1103,1548 1068,1528 1068,1627 724,1826 379,1627 379,1548 655,1389 655,1290 0,913 0,40">
                <text:p/>
              </draw:polygon>
            </draw:g>
          </draw:g>
          <draw:g>
            <draw:path draw:style-name="gr154" draw:text-style-name="P1" draw:layer="layout" svg:width="0.448cm" svg:height="0.237cm" svg:x="8.3cm" svg:y="19.721cm" svg:viewBox="0 0 449 238" svg:d="M2 238c95 0 447-99 447-159 0-59-9-79-103-79 0 60-379 40-344 238z">
              <text:p/>
            </draw:path>
            <draw:g>
              <draw:polygon draw:style-name="gr155" draw:text-style-name="P4" draw:layer="layout" svg:width="1.481cm" svg:height="0.852cm" svg:x="7.198cm" svg:y="19.046cm" svg:viewBox="0 0 1482 853" draw:points="1103,853 0,218 379,0 1482,635">
                <text:p/>
              </draw:polygon>
              <draw:polygon draw:style-name="gr156" draw:text-style-name="P10" draw:layer="layout" svg:width="0.998cm" svg:height="0.574cm" svg:x="7.301cm" svg:y="19.105cm" svg:viewBox="0 0 999 575" draw:points="0,159 276,0 999,417 724,575">
                <text:p/>
              </draw:polygon>
              <draw:polygon draw:style-name="gr157" draw:text-style-name="P10" draw:layer="layout" svg:width="0.482cm" svg:height="0.277cm" svg:x="8.094cm" svg:y="19.562cm" svg:viewBox="0 0 483 278" draw:points="0,159 276,0 483,119 207,278">
                <text:p/>
              </draw:polygon>
              <draw:polygon draw:style-name="gr158" draw:text-style-name="P8" draw:layer="layout" svg:width="0.378cm" svg:height="0.297cm" svg:x="8.301cm" svg:y="19.681cm" svg:viewBox="0 0 379 298" draw:points="0,298 0,218 379,0 379,79">
                <text:p/>
              </draw:polygon>
              <draw:line draw:style-name="gr159" draw:text-style-name="P6" draw:layer="layout" svg:x1="7.37cm" svg:y1="19.224cm" svg:x2="8.094cm" svg:y2="19.641cm">
                <text:p/>
              </draw:line>
              <draw:line draw:style-name="gr160" draw:text-style-name="P6" draw:layer="layout" svg:x1="7.439cm" svg:y1="19.185cm" svg:x2="8.163cm" svg:y2="19.602cm">
                <text:p/>
              </draw:line>
              <draw:line draw:style-name="gr161" draw:text-style-name="P6" draw:layer="layout" svg:x1="7.508cm" svg:y1="19.145cm" svg:x2="8.232cm" svg:y2="19.562cm">
                <text:p/>
              </draw:line>
              <draw:line draw:style-name="gr162" draw:text-style-name="P6" draw:layer="layout" svg:x1="8.163cm" svg:y1="19.522cm" svg:x2="8.232cm" svg:y2="19.482cm">
                <text:p/>
              </draw:line>
              <draw:line draw:style-name="gr163" draw:text-style-name="P6" draw:layer="layout" svg:x1="8.094cm" svg:y1="19.483cm" svg:x2="8.163cm" svg:y2="19.443cm">
                <text:p/>
              </draw:line>
              <draw:line draw:style-name="gr164" draw:text-style-name="P6" draw:layer="layout" svg:x1="8.025cm" svg:y1="19.443cm" svg:x2="8.094cm" svg:y2="19.403cm">
                <text:p/>
              </draw:line>
              <draw:line draw:style-name="gr165" draw:text-style-name="P6" draw:layer="layout" svg:x1="8.059cm" svg:y1="19.542cm" svg:x2="8.128cm" svg:y2="19.502cm">
                <text:p/>
              </draw:line>
              <draw:line draw:style-name="gr166" draw:text-style-name="P6" draw:layer="layout" svg:x1="7.991cm" svg:y1="19.503cm" svg:x2="8.06cm" svg:y2="19.463cm">
                <text:p/>
              </draw:line>
              <draw:line draw:style-name="gr167" draw:text-style-name="P6" draw:layer="layout" svg:x1="7.922cm" svg:y1="19.463cm" svg:x2="7.991cm" svg:y2="19.423cm">
                <text:p/>
              </draw:line>
              <draw:line draw:style-name="gr168" draw:text-style-name="P6" draw:layer="layout" svg:x1="7.956cm" svg:y1="19.403cm" svg:x2="8.025cm" svg:y2="19.363cm">
                <text:p/>
              </draw:line>
              <draw:line draw:style-name="gr169" draw:text-style-name="P6" draw:layer="layout" svg:x1="7.853cm" svg:y1="19.423cm" svg:x2="7.922cm" svg:y2="19.383cm">
                <text:p/>
              </draw:line>
              <draw:line draw:style-name="gr170" draw:text-style-name="P6" draw:layer="layout" svg:x1="7.887cm" svg:y1="19.364cm" svg:x2="7.956cm" svg:y2="19.324cm">
                <text:p/>
              </draw:line>
              <draw:line draw:style-name="gr171" draw:text-style-name="P6" draw:layer="layout" svg:x1="7.818cm" svg:y1="19.324cm" svg:x2="7.887cm" svg:y2="19.284cm">
                <text:p/>
              </draw:line>
              <draw:line draw:style-name="gr172" draw:text-style-name="P6" draw:layer="layout" svg:x1="7.75cm" svg:y1="19.284cm" svg:x2="7.819cm" svg:y2="19.244cm">
                <text:p/>
              </draw:line>
              <draw:line draw:style-name="gr173" draw:text-style-name="P6" draw:layer="layout" svg:x1="7.784cm" svg:y1="19.384cm" svg:x2="7.853cm" svg:y2="19.344cm">
                <text:p/>
              </draw:line>
              <draw:line draw:style-name="gr174" draw:text-style-name="P6" draw:layer="layout" svg:x1="7.715cm" svg:y1="19.344cm" svg:x2="7.784cm" svg:y2="19.304cm">
                <text:p/>
              </draw:line>
              <draw:line draw:style-name="gr175" draw:text-style-name="P6" draw:layer="layout" svg:x1="7.646cm" svg:y1="19.304cm" svg:x2="7.715cm" svg:y2="19.264cm">
                <text:p/>
              </draw:line>
              <draw:line draw:style-name="gr176" draw:text-style-name="P6" draw:layer="layout" svg:x1="7.681cm" svg:y1="19.245cm" svg:x2="7.75cm" svg:y2="19.205cm">
                <text:p/>
              </draw:line>
              <draw:line draw:style-name="gr177" draw:text-style-name="P6" draw:layer="layout" svg:x1="7.577cm" svg:y1="19.264cm" svg:x2="7.646cm" svg:y2="19.224cm">
                <text:p/>
              </draw:line>
              <draw:line draw:style-name="gr178" draw:text-style-name="P6" draw:layer="layout" svg:x1="7.612cm" svg:y1="19.205cm" svg:x2="7.681cm" svg:y2="19.165cm">
                <text:p/>
              </draw:line>
              <draw:line draw:style-name="gr179" draw:text-style-name="P6" draw:layer="layout" svg:x1="7.543cm" svg:y1="19.165cm" svg:x2="7.612cm" svg:y2="19.125cm">
                <text:p/>
              </draw:line>
              <draw:line draw:style-name="gr180" draw:text-style-name="P6" draw:layer="layout" svg:x1="7.508cm" svg:y1="19.225cm" svg:x2="7.577cm" svg:y2="19.185cm">
                <text:p/>
              </draw:line>
              <draw:line draw:style-name="gr181" draw:text-style-name="P6" draw:layer="layout" svg:x1="7.956cm" svg:y1="19.562cm" svg:x2="8.025cm" svg:y2="19.522cm">
                <text:p/>
              </draw:line>
              <draw:line draw:style-name="gr182" draw:text-style-name="P6" draw:layer="layout" svg:x1="7.887cm" svg:y1="19.522cm" svg:x2="7.956cm" svg:y2="19.482cm">
                <text:p/>
              </draw:line>
              <draw:line draw:style-name="gr183" draw:text-style-name="P6" draw:layer="layout" svg:x1="7.818cm" svg:y1="19.483cm" svg:x2="7.887cm" svg:y2="19.443cm">
                <text:p/>
              </draw:line>
              <draw:line draw:style-name="gr184" draw:text-style-name="P6" draw:layer="layout" svg:x1="7.784cm" svg:y1="19.542cm" svg:x2="7.853cm" svg:y2="19.502cm">
                <text:p/>
              </draw:line>
              <draw:line draw:style-name="gr185" draw:text-style-name="P6" draw:layer="layout" svg:x1="7.715cm" svg:y1="19.503cm" svg:x2="7.784cm" svg:y2="19.463cm">
                <text:p/>
              </draw:line>
              <draw:line draw:style-name="gr186" draw:text-style-name="P6" draw:layer="layout" svg:x1="7.75cm" svg:y1="19.443cm" svg:x2="7.819cm" svg:y2="19.403cm">
                <text:p/>
              </draw:line>
              <draw:line draw:style-name="gr187" draw:text-style-name="P6" draw:layer="layout" svg:x1="7.681cm" svg:y1="19.403cm" svg:x2="7.75cm" svg:y2="19.363cm">
                <text:p/>
              </draw:line>
              <draw:line draw:style-name="gr188" draw:text-style-name="P6" draw:layer="layout" svg:x1="7.612cm" svg:y1="19.364cm" svg:x2="7.681cm" svg:y2="19.324cm">
                <text:p/>
              </draw:line>
              <draw:line draw:style-name="gr189" draw:text-style-name="P6" draw:layer="layout" svg:x1="7.543cm" svg:y1="19.324cm" svg:x2="7.612cm" svg:y2="19.284cm">
                <text:p/>
              </draw:line>
              <draw:line draw:style-name="gr190" draw:text-style-name="P6" draw:layer="layout" svg:x1="7.439cm" svg:y1="19.344cm" svg:x2="7.508cm" svg:y2="19.304cm">
                <text:p/>
              </draw:line>
              <draw:line draw:style-name="gr191" draw:text-style-name="P6" draw:layer="layout" svg:x1="7.474cm" svg:y1="19.284cm" svg:x2="7.543cm" svg:y2="19.244cm">
                <text:p/>
              </draw:line>
              <draw:line draw:style-name="gr192" draw:text-style-name="P6" draw:layer="layout" svg:x1="7.37cm" svg:y1="19.304cm" svg:x2="7.439cm" svg:y2="19.264cm">
                <text:p/>
              </draw:line>
              <draw:line draw:style-name="gr193" draw:text-style-name="P6" draw:layer="layout" svg:x1="7.922cm" svg:y1="19.622cm" svg:x2="7.991cm" svg:y2="19.582cm">
                <text:p/>
              </draw:line>
              <draw:line draw:style-name="gr194" draw:text-style-name="P6" draw:layer="layout" svg:x1="7.853cm" svg:y1="19.582cm" svg:x2="7.922cm" svg:y2="19.542cm">
                <text:p/>
              </draw:line>
              <draw:line draw:style-name="gr195" draw:text-style-name="P6" draw:layer="layout" svg:x1="8.163cm" svg:y1="19.761cm" svg:x2="8.439cm" svg:y2="19.602cm">
                <text:p/>
              </draw:line>
              <draw:line draw:style-name="gr196" draw:text-style-name="P6" draw:layer="layout" svg:x1="8.232cm" svg:y1="19.8cm" svg:x2="8.508cm" svg:y2="19.641cm">
                <text:p/>
              </draw:line>
              <draw:line draw:style-name="gr197" draw:text-style-name="P6" draw:layer="layout" svg:x1="8.301cm" svg:y1="19.602cm" svg:x2="8.508cm" svg:y2="19.721cm">
                <text:p/>
              </draw:line>
              <draw:line draw:style-name="gr198" draw:text-style-name="P6" draw:layer="layout" svg:x1="8.232cm" svg:y1="19.641cm" svg:x2="8.439cm" svg:y2="19.76cm">
                <text:p/>
              </draw:line>
              <draw:line draw:style-name="gr199" draw:text-style-name="P6" draw:layer="layout" svg:x1="8.163cm" svg:y1="19.681cm" svg:x2="8.301cm" svg:y2="19.76cm">
                <text:p/>
              </draw:line>
              <draw:polygon draw:style-name="gr200" draw:text-style-name="P2" draw:layer="layout" svg:width="1.102cm" svg:height="0.713cm" svg:x="7.198cm" svg:y="19.264cm" svg:viewBox="0 0 1103 714" draw:points="0,79 0,0 1103,635 1103,714">
                <text:p/>
              </draw:polygon>
              <draw:polygon draw:style-name="gr201" draw:text-style-name="P5" draw:layer="layout" svg:width="1.481cm" svg:height="0.932cm" svg:x="7.198cm" svg:y="19.046cm" svg:viewBox="0 0 1482 933" draw:points="379,0 1482,635 1482,714 1103,933 0,298 0,218">
                <text:p/>
              </draw:polygon>
            </draw:g>
          </draw:g>
        </draw:g>
        <draw:g xml:id="id4" draw:id="id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>
            <draw:path draw:style-name="gr202" draw:text-style-name="P1" draw:layer="layout" svg:width="0.377cm" svg:height="0.237cm" svg:x="5.6cm" svg:y="8.763cm" svg:viewBox="0 0 378 238" svg:d="M0 238c95 0 378-79 378-139 0-59-9-99-104-99 0 60-276 60-274 238z">
              <text:p/>
            </draw:path>
            <draw:g>
              <draw:polygon draw:style-name="gr203" draw:text-style-name="P2" draw:layer="layout" svg:width="0.171cm" svg:height="0.198cm" svg:x="5.461cm" svg:y="8.802cm" svg:viewBox="0 0 172 199" draw:points="0,119 34,0 172,79 138,199">
                <text:p/>
              </draw:polygon>
              <draw:polygon draw:style-name="gr204" draw:text-style-name="P4" draw:layer="layout" svg:width="0.378cm" svg:height="0.217cm" svg:x="5.495cm" svg:y="8.664cm" svg:viewBox="0 0 379 218" draw:points="0,139 69,79 172,20 241,0 379,79 310,99 207,159 138,218">
                <text:p/>
              </draw:polygon>
              <draw:path draw:style-name="gr205" draw:text-style-name="P8" draw:layer="layout" svg:width="0.309cm" svg:height="0.257cm" svg:x="5.599cm" svg:y="8.743cm" svg:viewBox="0 0 310 258" svg:d="M310 79c0-119-69-79-138-39-69 39-138 39-172 218 0 0 138-79 310-179z">
                <text:p/>
              </draw:path>
              <draw:path draw:style-name="gr206" draw:text-style-name="P5" draw:layer="layout" svg:width="0.447cm" svg:height="0.336cm" svg:x="5.461cm" svg:y="8.664cm" svg:viewBox="0 0 448 337" svg:d="M276 0c-69 20-69 20-138 60-35 19-104 39-138 198 69 40 69 40 138 79 39-18 241-138 310-178 0-99-69-99-172-159z">
                <text:p/>
              </draw:path>
            </draw:g>
          </draw:g>
          <draw:g>
            <draw:path draw:style-name="gr207" draw:text-style-name="P1" draw:layer="layout" svg:width="0.619cm" svg:height="0.475cm" svg:x="5.289cm" svg:y="7.81cm" svg:viewBox="0 0 620 476" svg:d="M2 476c95 0 618-20 618-198 0-179-180-278-274-278 0 60-378 40-344 476z">
              <text:p/>
            </draw:path>
            <draw:g>
              <draw:polygon draw:style-name="gr208" draw:text-style-name="P2" draw:layer="layout" svg:width="0.344cm" svg:height="0.277cm" svg:x="4.944cm" svg:y="8.009cm" svg:viewBox="0 0 345 278" draw:points="0,79 0,0 345,199 345,278">
                <text:p/>
              </draw:polygon>
              <draw:polygon draw:style-name="gr209" draw:text-style-name="P2" draw:layer="layout" svg:width="0.344cm" svg:height="0.336cm" svg:x="5.22cm" svg:y="7.711cm" svg:viewBox="0 0 345 337" draw:points="0,139 0,0 345,199 345,337">
                <text:p/>
              </draw:polygon>
              <draw:polygon draw:style-name="gr210" draw:text-style-name="P4" draw:layer="layout" svg:width="0.619cm" svg:height="0.356cm" svg:x="4.944cm" svg:y="7.85cm" svg:viewBox="0 0 620 357" draw:points="0,159 276,0 620,199 345,357">
                <text:p/>
              </draw:polygon>
              <draw:polygon draw:style-name="gr211" draw:text-style-name="P8" draw:layer="layout" svg:width="0.344cm" svg:height="0.336cm" svg:x="5.289cm" svg:y="7.949cm" svg:viewBox="0 0 345 337" draw:points="0,337 0,258 276,99 276,0 345,40 345,139">
                <text:p/>
              </draw:polygon>
              <draw:polygon draw:style-name="gr212" draw:text-style-name="P2" draw:layer="layout" svg:width="1.102cm" svg:height="1.507cm" svg:x="4.565cm" svg:y="6.501cm" svg:viewBox="0 0 1103 1508" draw:points="0,873 0,0 1103,635 1103,1508">
                <text:p/>
              </draw:polygon>
              <draw:polygon draw:style-name="gr213" draw:text-style-name="P9" draw:layer="layout" svg:width="1.033cm" svg:height="1.388cm" svg:x="4.6cm" svg:y="6.56cm" svg:viewBox="0 0 1034 1389" draw:points="0,794 0,0 1034,595 1034,1389">
                <text:p/>
              </draw:polygon>
              <draw:polygon draw:style-name="gr214" draw:text-style-name="P4" draw:layer="layout" svg:width="1.171cm" svg:height="0.674cm" svg:x="4.565cm" svg:y="6.461cm" svg:viewBox="0 0 1172 675" draw:points="1103,675 0,40 69,0 1172,635">
                <text:p/>
              </draw:polygon>
              <draw:polygon draw:style-name="gr215" draw:text-style-name="P8" draw:layer="layout" svg:width="0.068cm" svg:height="0.912cm" svg:x="5.668cm" svg:y="7.096cm" svg:viewBox="0 0 69 913" draw:points="0,913 0,40 69,0 69,873">
                <text:p/>
              </draw:polygon>
              <draw:polygon draw:style-name="gr216" draw:text-style-name="P5" draw:layer="layout" svg:width="1.171cm" svg:height="1.825cm" svg:x="4.565cm" svg:y="6.461cm" svg:viewBox="0 0 1172 1826" draw:points="69,0 1172,635 1172,1508 1103,1548 1068,1528 1068,1627 724,1826 379,1627 379,1548 655,1389 655,1290 0,913 0,40">
                <text:p/>
              </draw:polygon>
            </draw:g>
          </draw:g>
          <draw:g>
            <draw:path draw:style-name="gr217" draw:text-style-name="P1" draw:layer="layout" svg:width="0.448cm" svg:height="0.237cm" svg:x="5.15cm" svg:y="8.545cm" svg:viewBox="0 0 449 238" svg:d="M2 238c95 0 447-99 447-159 0-59-9-79-103-79 0 60-379 40-344 238z">
              <text:p/>
            </draw:path>
            <draw:g>
              <draw:polygon draw:style-name="gr218" draw:text-style-name="P4" draw:layer="layout" svg:width="1.481cm" svg:height="0.852cm" svg:x="4.048cm" svg:y="7.87cm" svg:viewBox="0 0 1482 853" draw:points="1103,853 0,218 379,0 1482,635">
                <text:p/>
              </draw:polygon>
              <draw:polygon draw:style-name="gr219" draw:text-style-name="P10" draw:layer="layout" svg:width="0.998cm" svg:height="0.574cm" svg:x="4.151cm" svg:y="7.929cm" svg:viewBox="0 0 999 575" draw:points="0,159 276,0 999,417 724,575">
                <text:p/>
              </draw:polygon>
              <draw:polygon draw:style-name="gr220" draw:text-style-name="P10" draw:layer="layout" svg:width="0.482cm" svg:height="0.277cm" svg:x="4.944cm" svg:y="8.386cm" svg:viewBox="0 0 483 278" draw:points="0,159 276,0 483,119 207,278">
                <text:p/>
              </draw:polygon>
              <draw:polygon draw:style-name="gr221" draw:text-style-name="P8" draw:layer="layout" svg:width="0.378cm" svg:height="0.297cm" svg:x="5.151cm" svg:y="8.505cm" svg:viewBox="0 0 379 298" draw:points="0,298 0,218 379,0 379,79">
                <text:p/>
              </draw:polygon>
              <draw:line draw:style-name="gr222" draw:text-style-name="P6" draw:layer="layout" svg:x1="4.22cm" svg:y1="8.048cm" svg:x2="4.944cm" svg:y2="8.465cm">
                <text:p/>
              </draw:line>
              <draw:line draw:style-name="gr223" draw:text-style-name="P6" draw:layer="layout" svg:x1="4.289cm" svg:y1="8.009cm" svg:x2="5.013cm" svg:y2="8.426cm">
                <text:p/>
              </draw:line>
              <draw:line draw:style-name="gr224" draw:text-style-name="P6" draw:layer="layout" svg:x1="4.358cm" svg:y1="7.969cm" svg:x2="5.082cm" svg:y2="8.386cm">
                <text:p/>
              </draw:line>
              <draw:line draw:style-name="gr225" draw:text-style-name="P6" draw:layer="layout" svg:x1="5.013cm" svg:y1="8.346cm" svg:x2="5.082cm" svg:y2="8.306cm">
                <text:p/>
              </draw:line>
              <draw:line draw:style-name="gr226" draw:text-style-name="P6" draw:layer="layout" svg:x1="4.944cm" svg:y1="8.307cm" svg:x2="5.013cm" svg:y2="8.267cm">
                <text:p/>
              </draw:line>
              <draw:line draw:style-name="gr227" draw:text-style-name="P6" draw:layer="layout" svg:x1="4.875cm" svg:y1="8.267cm" svg:x2="4.944cm" svg:y2="8.227cm">
                <text:p/>
              </draw:line>
              <draw:line draw:style-name="gr228" draw:text-style-name="P6" draw:layer="layout" svg:x1="4.909cm" svg:y1="8.366cm" svg:x2="4.978cm" svg:y2="8.326cm">
                <text:p/>
              </draw:line>
              <draw:line draw:style-name="gr229" draw:text-style-name="P6" draw:layer="layout" svg:x1="4.841cm" svg:y1="8.327cm" svg:x2="4.91cm" svg:y2="8.287cm">
                <text:p/>
              </draw:line>
              <draw:line draw:style-name="gr230" draw:text-style-name="P6" draw:layer="layout" svg:x1="4.772cm" svg:y1="8.287cm" svg:x2="4.841cm" svg:y2="8.247cm">
                <text:p/>
              </draw:line>
              <draw:line draw:style-name="gr231" draw:text-style-name="P6" draw:layer="layout" svg:x1="4.806cm" svg:y1="8.227cm" svg:x2="4.875cm" svg:y2="8.187cm">
                <text:p/>
              </draw:line>
              <draw:line draw:style-name="gr232" draw:text-style-name="P6" draw:layer="layout" svg:x1="4.703cm" svg:y1="8.247cm" svg:x2="4.772cm" svg:y2="8.207cm">
                <text:p/>
              </draw:line>
              <draw:line draw:style-name="gr233" draw:text-style-name="P6" draw:layer="layout" svg:x1="4.737cm" svg:y1="8.188cm" svg:x2="4.806cm" svg:y2="8.148cm">
                <text:p/>
              </draw:line>
              <draw:line draw:style-name="gr234" draw:text-style-name="P6" draw:layer="layout" svg:x1="4.668cm" svg:y1="8.148cm" svg:x2="4.737cm" svg:y2="8.108cm">
                <text:p/>
              </draw:line>
              <draw:line draw:style-name="gr235" draw:text-style-name="P6" draw:layer="layout" svg:x1="4.6cm" svg:y1="8.108cm" svg:x2="4.669cm" svg:y2="8.068cm">
                <text:p/>
              </draw:line>
              <draw:line draw:style-name="gr236" draw:text-style-name="P6" draw:layer="layout" svg:x1="4.634cm" svg:y1="8.208cm" svg:x2="4.703cm" svg:y2="8.168cm">
                <text:p/>
              </draw:line>
              <draw:line draw:style-name="gr237" draw:text-style-name="P6" draw:layer="layout" svg:x1="4.565cm" svg:y1="8.168cm" svg:x2="4.634cm" svg:y2="8.128cm">
                <text:p/>
              </draw:line>
              <draw:line draw:style-name="gr238" draw:text-style-name="P6" draw:layer="layout" svg:x1="4.496cm" svg:y1="8.128cm" svg:x2="4.565cm" svg:y2="8.088cm">
                <text:p/>
              </draw:line>
              <draw:line draw:style-name="gr239" draw:text-style-name="P6" draw:layer="layout" svg:x1="4.531cm" svg:y1="8.069cm" svg:x2="4.6cm" svg:y2="8.029cm">
                <text:p/>
              </draw:line>
              <draw:line draw:style-name="gr240" draw:text-style-name="P6" draw:layer="layout" svg:x1="4.427cm" svg:y1="8.088cm" svg:x2="4.496cm" svg:y2="8.048cm">
                <text:p/>
              </draw:line>
              <draw:line draw:style-name="gr241" draw:text-style-name="P6" draw:layer="layout" svg:x1="4.462cm" svg:y1="8.029cm" svg:x2="4.531cm" svg:y2="7.989cm">
                <text:p/>
              </draw:line>
              <draw:line draw:style-name="gr242" draw:text-style-name="P6" draw:layer="layout" svg:x1="4.393cm" svg:y1="7.989cm" svg:x2="4.462cm" svg:y2="7.949cm">
                <text:p/>
              </draw:line>
              <draw:line draw:style-name="gr243" draw:text-style-name="P6" draw:layer="layout" svg:x1="4.358cm" svg:y1="8.049cm" svg:x2="4.427cm" svg:y2="8.009cm">
                <text:p/>
              </draw:line>
              <draw:line draw:style-name="gr244" draw:text-style-name="P6" draw:layer="layout" svg:x1="4.806cm" svg:y1="8.386cm" svg:x2="4.875cm" svg:y2="8.346cm">
                <text:p/>
              </draw:line>
              <draw:line draw:style-name="gr245" draw:text-style-name="P6" draw:layer="layout" svg:x1="4.737cm" svg:y1="8.346cm" svg:x2="4.806cm" svg:y2="8.306cm">
                <text:p/>
              </draw:line>
              <draw:line draw:style-name="gr246" draw:text-style-name="P6" draw:layer="layout" svg:x1="4.668cm" svg:y1="8.307cm" svg:x2="4.737cm" svg:y2="8.267cm">
                <text:p/>
              </draw:line>
              <draw:line draw:style-name="gr247" draw:text-style-name="P6" draw:layer="layout" svg:x1="4.634cm" svg:y1="8.366cm" svg:x2="4.703cm" svg:y2="8.326cm">
                <text:p/>
              </draw:line>
              <draw:line draw:style-name="gr248" draw:text-style-name="P6" draw:layer="layout" svg:x1="4.565cm" svg:y1="8.327cm" svg:x2="4.634cm" svg:y2="8.287cm">
                <text:p/>
              </draw:line>
              <draw:line draw:style-name="gr249" draw:text-style-name="P6" draw:layer="layout" svg:x1="4.6cm" svg:y1="8.267cm" svg:x2="4.669cm" svg:y2="8.227cm">
                <text:p/>
              </draw:line>
              <draw:line draw:style-name="gr250" draw:text-style-name="P6" draw:layer="layout" svg:x1="4.531cm" svg:y1="8.227cm" svg:x2="4.6cm" svg:y2="8.187cm">
                <text:p/>
              </draw:line>
              <draw:line draw:style-name="gr251" draw:text-style-name="P6" draw:layer="layout" svg:x1="4.462cm" svg:y1="8.188cm" svg:x2="4.531cm" svg:y2="8.148cm">
                <text:p/>
              </draw:line>
              <draw:line draw:style-name="gr252" draw:text-style-name="P6" draw:layer="layout" svg:x1="4.393cm" svg:y1="8.148cm" svg:x2="4.462cm" svg:y2="8.108cm">
                <text:p/>
              </draw:line>
              <draw:line draw:style-name="gr253" draw:text-style-name="P6" draw:layer="layout" svg:x1="4.289cm" svg:y1="8.168cm" svg:x2="4.358cm" svg:y2="8.128cm">
                <text:p/>
              </draw:line>
              <draw:line draw:style-name="gr254" draw:text-style-name="P6" draw:layer="layout" svg:x1="4.324cm" svg:y1="8.108cm" svg:x2="4.393cm" svg:y2="8.068cm">
                <text:p/>
              </draw:line>
              <draw:line draw:style-name="gr255" draw:text-style-name="P6" draw:layer="layout" svg:x1="4.22cm" svg:y1="8.128cm" svg:x2="4.289cm" svg:y2="8.088cm">
                <text:p/>
              </draw:line>
              <draw:line draw:style-name="gr256" draw:text-style-name="P6" draw:layer="layout" svg:x1="4.772cm" svg:y1="8.446cm" svg:x2="4.841cm" svg:y2="8.406cm">
                <text:p/>
              </draw:line>
              <draw:line draw:style-name="gr257" draw:text-style-name="P6" draw:layer="layout" svg:x1="4.703cm" svg:y1="8.406cm" svg:x2="4.772cm" svg:y2="8.366cm">
                <text:p/>
              </draw:line>
              <draw:line draw:style-name="gr258" draw:text-style-name="P6" draw:layer="layout" svg:x1="5.013cm" svg:y1="8.585cm" svg:x2="5.289cm" svg:y2="8.426cm">
                <text:p/>
              </draw:line>
              <draw:line draw:style-name="gr259" draw:text-style-name="P6" draw:layer="layout" svg:x1="5.082cm" svg:y1="8.624cm" svg:x2="5.358cm" svg:y2="8.465cm">
                <text:p/>
              </draw:line>
              <draw:line draw:style-name="gr260" draw:text-style-name="P6" draw:layer="layout" svg:x1="5.151cm" svg:y1="8.426cm" svg:x2="5.358cm" svg:y2="8.545cm">
                <text:p/>
              </draw:line>
              <draw:line draw:style-name="gr261" draw:text-style-name="P6" draw:layer="layout" svg:x1="5.082cm" svg:y1="8.465cm" svg:x2="5.289cm" svg:y2="8.584cm">
                <text:p/>
              </draw:line>
              <draw:line draw:style-name="gr262" draw:text-style-name="P6" draw:layer="layout" svg:x1="5.013cm" svg:y1="8.505cm" svg:x2="5.151cm" svg:y2="8.584cm">
                <text:p/>
              </draw:line>
              <draw:polygon draw:style-name="gr263" draw:text-style-name="P2" draw:layer="layout" svg:width="1.102cm" svg:height="0.713cm" svg:x="4.048cm" svg:y="8.088cm" svg:viewBox="0 0 1103 714" draw:points="0,79 0,0 1103,635 1103,714">
                <text:p/>
              </draw:polygon>
              <draw:polygon draw:style-name="gr264" draw:text-style-name="P5" draw:layer="layout" svg:width="1.481cm" svg:height="0.932cm" svg:x="4.048cm" svg:y="7.87cm" svg:viewBox="0 0 1482 933" draw:points="379,0 1482,635 1482,714 1103,933 0,298 0,218">
                <text:p/>
              </draw:polygon>
            </draw:g>
          </draw:g>
        </draw:g>
        <draw:frame draw:style-name="gr265" draw:text-style-name="P11" draw:layer="layout" svg:width="8.059cm" svg:height="1cm" svg:x="4.625cm" svg:y="16.367cm">
          <draw:text-box>
            <text:p><text:span text:style-name="T1">PSSM Arrangements Dept.</text:span></text:p>
          </draw:text-box>
        </draw:frame>
        <draw:frame draw:style-name="gr266" draw:text-style-name="P11" draw:layer="layout" svg:width="7.059cm" svg:height="1cm" svg:x="1.889cm" svg:y="4.81cm">
          <draw:text-box>
            <text:p><text:span text:style-name="T1">PSSM Placement Dept.</text:span></text:p>
          </draw:text-box>
        </draw:frame>
        <draw:frame draw:style-name="gr267" draw:text-style-name="P12" draw:layer="layout" svg:width="14.413cm" svg:height="1.089cm" svg:x="6.764cm" svg:y="1.635cm">
          <draw:text-box>
            <text:p><text:span text:style-name="T2">Professional and Scientific Staff Management</text:span></text:p>
          </draw:text-box>
        </draw:frame>
        <draw:frame draw:style-name="gr268" draw:text-style-name="P11" draw:layer="layout" svg:width="5.722cm" svg:height="1.749cm" svg:x="17.51cm" svg:y="5.826cm">
          <draw:text-box>
            <text:p><text:span text:style-name="T3">TechStaff</text:span><text:span text:style-name="T1"> </text:span></text:p>
            <text:p><text:span text:style-name="T1">Fulfillment System</text:span></text:p>
          </draw:text-box>
        </draw:frame>
        <draw:g xml:id="id5" draw:id="id5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269" draw:text-style-name="P1" draw:layer="layout" svg:width="0.621cm" svg:height="0.489cm" svg:x="16.017cm" svg:y="6.09cm" svg:viewBox="0 0 622 490" svg:d="M0 490c155 0 622-131 622-261 0-131-226-229-339-229 0 98-283 359-283 490z">
            <text:p/>
          </draw:path>
          <draw:g>
            <draw:polygon draw:style-name="gr270" draw:text-style-name="P13" draw:layer="layout" svg:width="1.695cm" svg:height="2.286cm" svg:x="14.617cm" svg:y="5.063cm" svg:viewBox="0 0 1696 2287" draw:points="1696,1307 1696,0 0,980 0,2287">
              <text:p/>
            </draw:polygon>
            <draw:line draw:style-name="gr271" draw:text-style-name="P6" draw:layer="layout" svg:x1="16.313cm" svg:y1="6.043cm" svg:x2="14.617cm" svg:y2="7.023cm">
              <text:p/>
            </draw:line>
            <draw:line draw:style-name="gr272" draw:text-style-name="P6" draw:layer="layout" svg:x1="16.313cm" svg:y1="5.717cm" svg:x2="14.617cm" svg:y2="6.697cm">
              <text:p/>
            </draw:line>
            <draw:line draw:style-name="gr273" draw:text-style-name="P6" draw:layer="layout" svg:x1="16.313cm" svg:y1="5.39cm" svg:x2="14.617cm" svg:y2="6.37cm">
              <text:p/>
            </draw:line>
            <draw:line draw:style-name="gr274" draw:text-style-name="P6" draw:layer="layout" svg:x1="15.748cm" svg:y1="6.043cm" svg:x2="15.748cm" svg:y2="6.37cm">
              <text:p/>
            </draw:line>
            <draw:line draw:style-name="gr275" draw:text-style-name="P6" draw:layer="layout" svg:x1="15.183cm" svg:y1="5.717cm" svg:x2="15.183cm" svg:y2="6.044cm">
              <text:p/>
            </draw:line>
            <draw:line draw:style-name="gr276" draw:text-style-name="P6" draw:layer="layout" svg:x1="14.9cm" svg:y1="6.86cm" svg:x2="14.9cm" svg:y2="7.187cm">
              <text:p/>
            </draw:line>
            <draw:line draw:style-name="gr277" draw:text-style-name="P6" draw:layer="layout" svg:x1="15.465cm" svg:y1="6.533cm" svg:x2="15.465cm" svg:y2="6.86cm">
              <text:p/>
            </draw:line>
            <draw:line draw:style-name="gr278" draw:text-style-name="P6" draw:layer="layout" svg:x1="16.03cm" svg:y1="6.207cm" svg:x2="16.03cm" svg:y2="6.534cm">
              <text:p/>
            </draw:line>
            <draw:line draw:style-name="gr279" draw:text-style-name="P6" draw:layer="layout" svg:x1="15.748cm" svg:y1="5.39cm" svg:x2="15.748cm" svg:y2="5.717cm">
              <text:p/>
            </draw:line>
            <draw:line draw:style-name="gr280" draw:text-style-name="P6" draw:layer="layout" svg:x1="15.465cm" svg:y1="5.88cm" svg:x2="15.465cm" svg:y2="6.207cm">
              <text:p/>
            </draw:line>
            <draw:line draw:style-name="gr281" draw:text-style-name="P6" draw:layer="layout" svg:x1="15.183cm" svg:y1="6.37cm" svg:x2="15.183cm" svg:y2="6.697cm">
              <text:p/>
            </draw:line>
            <draw:line draw:style-name="gr282" draw:text-style-name="P6" draw:layer="layout" svg:x1="14.9cm" svg:y1="6.207cm" svg:x2="14.9cm" svg:y2="6.534cm">
              <text:p/>
            </draw:line>
            <draw:line draw:style-name="gr283" draw:text-style-name="P6" draw:layer="layout" svg:x1="16.03cm" svg:y1="5.553cm" svg:x2="16.03cm" svg:y2="5.88cm">
              <text:p/>
            </draw:line>
            <draw:polygon draw:style-name="gr284" draw:text-style-name="P14" draw:layer="layout" svg:width="0.282cm" svg:height="1.469cm" svg:x="14.335cm" svg:y="5.88cm" svg:viewBox="0 0 283 1470" draw:points="283,1470 283,163 0,0 0,1307">
              <text:p/>
            </draw:polygon>
            <draw:polygon draw:style-name="gr285" draw:text-style-name="P15" draw:layer="layout" svg:width="1.977cm" svg:height="1.142cm" svg:x="14.335cm" svg:y="4.9cm" svg:viewBox="0 0 1978 1143" draw:points="282,1143 1978,163 1695,0 0,980">
              <text:p/>
            </draw:polygon>
            <draw:line draw:style-name="gr286" draw:text-style-name="P6" draw:layer="layout" svg:x1="15.183cm" svg:y1="5.716cm" svg:x2="14.9cm" svg:y2="5.553cm">
              <text:p/>
            </draw:line>
            <draw:line draw:style-name="gr287" draw:text-style-name="P6" draw:layer="layout" svg:x1="14.618cm" svg:y1="6.37cm" svg:x2="14.335cm" svg:y2="6.207cm">
              <text:p/>
            </draw:line>
            <draw:line draw:style-name="gr288" draw:text-style-name="P6" draw:layer="layout" svg:x1="14.618cm" svg:y1="6.696cm" svg:x2="14.335cm" svg:y2="6.533cm">
              <text:p/>
            </draw:line>
            <draw:line draw:style-name="gr289" draw:text-style-name="P6" draw:layer="layout" svg:x1="14.618cm" svg:y1="7.023cm" svg:x2="14.335cm" svg:y2="6.86cm">
              <text:p/>
            </draw:line>
            <draw:line draw:style-name="gr290" draw:text-style-name="P6" draw:layer="layout" svg:x1="15.748cm" svg:y1="5.39cm" svg:x2="15.465cm" svg:y2="5.227cm">
              <text:p/>
            </draw:line>
            <draw:polygon draw:style-name="gr291" draw:text-style-name="P5" draw:layer="layout" svg:width="1.977cm" svg:height="2.449cm" svg:x="14.335cm" svg:y="4.9cm" svg:viewBox="0 0 1978 2450" draw:points="1695,0 0,980 0,2287 282,2450 1978,1470 1978,163">
              <text:p/>
            </draw:polygon>
          </draw:g>
        </draw:g>
        <draw:g xml:id="id2" draw:id="id2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292" draw:text-style-name="P1" draw:layer="layout" svg:width="0.621cm" svg:height="0.489cm" svg:x="16.38cm" svg:y="15.623cm" svg:viewBox="0 0 622 490" svg:d="M0 490c155 0 622-131 622-261 0-131-226-229-339-229 0 98-283 359-283 490z">
            <text:p/>
          </draw:path>
          <draw:g>
            <draw:polygon draw:style-name="gr293" draw:text-style-name="P14" draw:layer="layout" svg:width="1.695cm" svg:height="2.286cm" svg:x="14.685cm" svg:y="13.826cm" svg:viewBox="0 0 1696 2287" draw:points="0,1307 0,0 1696,980 1696,2287">
              <text:p/>
            </draw:polygon>
            <draw:line draw:style-name="gr294" draw:text-style-name="P6" draw:layer="layout" svg:x1="14.685cm" svg:y1="14.806cm" svg:x2="16.381cm" svg:y2="15.786cm">
              <text:p/>
            </draw:line>
            <draw:line draw:style-name="gr295" draw:text-style-name="P6" draw:layer="layout" svg:x1="14.685cm" svg:y1="14.48cm" svg:x2="16.381cm" svg:y2="15.46cm">
              <text:p/>
            </draw:line>
            <draw:line draw:style-name="gr296" draw:text-style-name="P6" draw:layer="layout" svg:x1="14.685cm" svg:y1="14.153cm" svg:x2="16.381cm" svg:y2="15.133cm">
              <text:p/>
            </draw:line>
            <draw:line draw:style-name="gr297" draw:text-style-name="P6" draw:layer="layout" svg:x1="15.25cm" svg:y1="14.806cm" svg:x2="15.25cm" svg:y2="15.133cm">
              <text:p/>
            </draw:line>
            <draw:line draw:style-name="gr298" draw:text-style-name="P6" draw:layer="layout" svg:x1="15.815cm" svg:y1="14.48cm" svg:x2="15.815cm" svg:y2="14.807cm">
              <text:p/>
            </draw:line>
            <draw:line draw:style-name="gr299" draw:text-style-name="P6" draw:layer="layout" svg:x1="16.098cm" svg:y1="15.623cm" svg:x2="16.098cm" svg:y2="15.95cm">
              <text:p/>
            </draw:line>
            <draw:line draw:style-name="gr300" draw:text-style-name="P6" draw:layer="layout" svg:x1="15.533cm" svg:y1="15.296cm" svg:x2="15.533cm" svg:y2="15.623cm">
              <text:p/>
            </draw:line>
            <draw:line draw:style-name="gr301" draw:text-style-name="P6" draw:layer="layout" svg:x1="14.968cm" svg:y1="14.97cm" svg:x2="14.968cm" svg:y2="15.297cm">
              <text:p/>
            </draw:line>
            <draw:line draw:style-name="gr302" draw:text-style-name="P6" draw:layer="layout" svg:x1="15.25cm" svg:y1="14.153cm" svg:x2="15.25cm" svg:y2="14.48cm">
              <text:p/>
            </draw:line>
            <draw:line draw:style-name="gr303" draw:text-style-name="P6" draw:layer="layout" svg:x1="15.533cm" svg:y1="14.643cm" svg:x2="15.533cm" svg:y2="14.97cm">
              <text:p/>
            </draw:line>
            <draw:line draw:style-name="gr304" draw:text-style-name="P6" draw:layer="layout" svg:x1="15.815cm" svg:y1="15.133cm" svg:x2="15.815cm" svg:y2="15.46cm">
              <text:p/>
            </draw:line>
            <draw:line draw:style-name="gr305" draw:text-style-name="P6" draw:layer="layout" svg:x1="16.098cm" svg:y1="14.97cm" svg:x2="16.098cm" svg:y2="15.297cm">
              <text:p/>
            </draw:line>
            <draw:line draw:style-name="gr306" draw:text-style-name="P6" draw:layer="layout" svg:x1="14.968cm" svg:y1="14.316cm" svg:x2="14.968cm" svg:y2="14.643cm">
              <text:p/>
            </draw:line>
            <draw:polygon draw:style-name="gr307" draw:text-style-name="P13" draw:layer="layout" svg:width="0.282cm" svg:height="1.469cm" svg:x="16.38cm" svg:y="14.643cm" svg:viewBox="0 0 283 1470" draw:points="0,1470 0,163 283,0 283,1307">
              <text:p/>
            </draw:polygon>
            <draw:polygon draw:style-name="gr308" draw:text-style-name="P15" draw:layer="layout" svg:width="1.977cm" svg:height="1.142cm" svg:x="14.685cm" svg:y="13.663cm" svg:viewBox="0 0 1978 1143" draw:points="1696,1143 0,163 283,0 1978,980">
              <text:p/>
            </draw:polygon>
            <draw:line draw:style-name="gr309" draw:text-style-name="P6" draw:layer="layout" svg:x1="15.815cm" svg:y1="14.479cm" svg:x2="16.098cm" svg:y2="14.316cm">
              <text:p/>
            </draw:line>
            <draw:line draw:style-name="gr310" draw:text-style-name="P6" draw:layer="layout" svg:x1="16.38cm" svg:y1="15.133cm" svg:x2="16.663cm" svg:y2="14.97cm">
              <text:p/>
            </draw:line>
            <draw:line draw:style-name="gr311" draw:text-style-name="P6" draw:layer="layout" svg:x1="16.38cm" svg:y1="15.459cm" svg:x2="16.663cm" svg:y2="15.296cm">
              <text:p/>
            </draw:line>
            <draw:line draw:style-name="gr312" draw:text-style-name="P6" draw:layer="layout" svg:x1="16.38cm" svg:y1="15.786cm" svg:x2="16.663cm" svg:y2="15.623cm">
              <text:p/>
            </draw:line>
            <draw:line draw:style-name="gr313" draw:text-style-name="P6" draw:layer="layout" svg:x1="15.25cm" svg:y1="14.153cm" svg:x2="15.533cm" svg:y2="13.99cm">
              <text:p/>
            </draw:line>
            <draw:polygon draw:style-name="gr314" draw:text-style-name="P5" draw:layer="layout" svg:width="1.977cm" svg:height="2.449cm" svg:x="14.685cm" svg:y="13.663cm" svg:viewBox="0 0 1978 2450" draw:points="283,0 1978,980 1978,2287 1696,2450 0,1470 0,163">
              <text:p/>
            </draw:polygon>
          </draw:g>
        </draw:g>
        <draw:connector draw:style-name="gr315" draw:text-style-name="P16" draw:layer="layout" draw:type="line" svg:x1="3.489cm" svg:y1="14.843cm" svg:x2="14.685cm" svg:y2="14.888cm" draw:start-shape="id1" draw:start-glue-point="0" draw:end-shape="id2" draw:end-glue-point="3" svg:d="M3489 14843l11196 45" svg:viewBox="0 0 11197 46">
          <text:p/>
        </draw:connector>
        <draw:connector draw:style-name="gr315" draw:text-style-name="P16" draw:layer="layout" draw:type="line" svg:x1="9.128cm" svg:y1="18.907cm" svg:x2="16.379cm" svg:y2="16.113cm" draw:start-shape="id3" draw:start-glue-point="1" draw:end-shape="id2" draw:end-glue-point="9" svg:d="M9128 18907l7251-2794" svg:viewBox="0 0 7252 2795">
          <text:p/>
        </draw:connector>
        <draw:connector draw:style-name="gr315" draw:text-style-name="P16" draw:layer="layout" draw:type="line" svg:x1="5.71cm" svg:y1="7.5cm" svg:x2="14.336cm" svg:y2="6.37cm" draw:start-shape="id4" draw:start-glue-point="5" draw:end-shape="id5" draw:end-glue-point="11" svg:d="M5710 7500l8626-1130" svg:viewBox="0 0 8627 1131">
          <text:p/>
        </draw:connector>
        <draw:connector draw:style-name="gr315" draw:text-style-name="P16" draw:layer="layout" draw:type="line" svg:x1="3.805cm" svg:y1="2.547cm" svg:x2="14.336cm" svg:y2="6.37cm" draw:start-shape="id6" draw:start-glue-point="5" draw:end-shape="id5" draw:end-glue-point="11" svg:d="M3805 2547l10531 3823" svg:viewBox="0 0 10532 3824">
          <text:p/>
        </draw:connector>
        <draw:frame draw:style-name="gr316" draw:text-style-name="P17" xml:id="id11" draw:id="id11" draw:layer="layout" svg:width="3.609cm" svg:height="2.498cm" svg:x="13.143cm" svg:y="9.509cm">
          <draw:text-box>
            <text:p><text:span text:style-name="T1"><text:s text:c="2"/></text:span><text:span text:style-name="T1">Datamart</text:span></text:p>
            <text:p><text:span text:style-name="T1">Datacenter</text:span></text:p>
            <text:p><text:span text:style-name="T1"><text:s text:c="2"/></text:span><text:span text:style-name="T1">Firewall</text:span></text:p>
          </draw:text-box>
        </draw:frame>
        <draw:connector draw:style-name="gr317" draw:text-style-name="P16" draw:layer="layout" draw:type="line" svg:x1="16.301cm" svg:y1="6.533cm" svg:x2="19.288cm" svg:y2="9.001cm" draw:start-shape="id5" draw:start-glue-point="7" draw:end-shape="id7" draw:end-glue-point="3" svg:d="M16301 6533l2987 2468" svg:viewBox="0 0 2988 2469">
          <text:p/>
        </draw:connector>
        <draw:connector draw:style-name="gr317" draw:text-style-name="P16" draw:layer="layout" draw:type="line" svg:x1="16.662cm" svg:y1="14.643cm" svg:x2="19.653cm" svg:y2="10.039cm" draw:start-shape="id2" draw:start-glue-point="6" draw:end-shape="id7" draw:end-glue-point="11" svg:d="M16662 14643l2991-4604" svg:viewBox="0 0 2992 4605">
          <text:p/>
        </draw:connector>
        <draw:frame draw:style-name="gr318" draw:text-style-name="P18" draw:layer="layout" svg:width="3.067cm" svg:height="0.721cm" draw:transform="rotate (0.0698131700797732) translate (8.979cm 14.213cm)">
          <draw:text-box>
            <text:p><text:span text:style-name="T4">&lt;&lt;web/https&gt;&gt;</text:span></text:p>
          </draw:text-box>
        </draw:frame>
        <draw:frame draw:style-name="gr319" draw:text-style-name="P19" draw:layer="layout" svg:width="3.3cm" svg:height="0.721cm" draw:transform="rotate (0.314159265358979) translate (12.05cm 17.91cm)">
          <draw:text-box>
            <text:p><text:span text:style-name="T5">&lt;&lt;web/https&gt;&gt;</text:span></text:p>
          </draw:text-box>
        </draw:frame>
        <draw:frame draw:style-name="gr319" draw:text-style-name="P19" draw:layer="layout" svg:width="3.3cm" svg:height="0.721cm" draw:transform="rotate (-0.314159265358979) translate (9.605cm 3.921cm)">
          <draw:text-box>
            <text:p><text:span text:style-name="T5">&lt;&lt;web/https&gt;&gt;</text:span></text:p>
          </draw:text-box>
        </draw:frame>
        <draw:frame draw:style-name="gr319" draw:text-style-name="P19" draw:layer="layout" svg:width="3.3cm" svg:height="0.721cm" draw:transform="rotate (0.139626340159546) translate (9.133cm 7.245cm)">
          <draw:text-box>
            <text:p><text:span text:style-name="T5">&lt;&lt;web/https&gt;&gt;</text:span></text:p>
          </draw:text-box>
        </draw:frame>
        <draw:g xml:id="id8" draw:id="id8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320" draw:text-style-name="P1" draw:layer="layout" svg:width="1.317cm" svg:height="0.772cm" svg:x="23.482cm" svg:y="12.8cm" svg:viewBox="0 0 1318 773" svg:d="M0 773c373 0 958-244 1210-405 253-161 0-368-127-368z">
            <text:p/>
          </draw:path>
          <draw:g>
            <draw:polygon draw:style-name="gr321" draw:text-style-name="P20" draw:layer="layout" svg:width="0.764cm" svg:height="1.913cm" svg:x="22.717cm" svg:y="11.659cm" svg:viewBox="0 0 765 1914" draw:points="0,1472 0,0 765,442 765,1914">
              <text:p/>
            </draw:polygon>
            <draw:polygon draw:style-name="gr322" draw:text-style-name="P21" draw:layer="layout" svg:width="1.082cm" svg:height="2.097cm" svg:x="23.482cm" svg:y="11.475cm" svg:viewBox="0 0 1083 2098" draw:points="0,2098 0,626 1083,0 1083,1472">
              <text:p/>
            </draw:polygon>
            <draw:polygon draw:style-name="gr323" draw:text-style-name="P22" draw:layer="layout" svg:width="1.847cm" svg:height="1.067cm" svg:x="22.717cm" svg:y="11.033cm" svg:viewBox="0 0 1848 1068" draw:points="765,1068 0,626 1083,0 1848,442">
              <text:p/>
            </draw:polygon>
            <draw:polygon draw:style-name="gr324" draw:text-style-name="P5" draw:layer="layout" svg:width="1.847cm" svg:height="2.539cm" svg:x="22.717cm" svg:y="11.033cm" svg:viewBox="0 0 1848 2540" draw:points="0,2098 0,626 1083,0 1848,442 1848,1914 765,2540">
              <text:p/>
            </draw:polygon>
            <draw:line draw:style-name="gr325" draw:text-style-name="P6" draw:layer="layout" svg:x1="23.354cm" svg:y1="13.204cm" svg:x2="22.844cm" svg:y2="12.91cm">
              <text:p/>
            </draw:line>
            <draw:line draw:style-name="gr326" draw:text-style-name="P6" draw:layer="layout" svg:x1="23.354cm" svg:y1="13.352cm" svg:x2="22.844cm" svg:y2="13.058cm">
              <text:p/>
            </draw:line>
            <draw:line draw:style-name="gr327" draw:text-style-name="P6" draw:layer="layout" svg:x1="23.354cm" svg:y1="13.278cm" svg:x2="22.844cm" svg:y2="12.984cm">
              <text:p/>
            </draw:line>
            <draw:polyline draw:style-name="gr328" draw:text-style-name="P6" draw:layer="layout" svg:width="0.636cm" svg:height="0.441cm" svg:x="22.781cm" svg:y="11.88cm" svg:viewBox="0 0 637 442" draw:points="637,442 0,74 0,0">
              <text:p/>
            </draw:polyline>
            <draw:polyline draw:style-name="gr329" draw:text-style-name="P6" draw:layer="layout" svg:width="0.625cm" svg:height="0.442cm" svg:x="22.792cm" svg:y="11.878cm" svg:viewBox="0 0 626 443" draw:points="626,443 626,370 0,0">
              <text:p/>
            </draw:polyline>
            <draw:polygon draw:style-name="gr330" draw:text-style-name="P7" draw:layer="layout" svg:width="0.074cm" svg:height="0.129cm" svg:x="23.017cm" svg:y="12.614cm" svg:viewBox="0 0 75 130" draw:points="0,87 0,0 75,43 75,130">
              <text:p/>
            </draw:polygon>
            <draw:line draw:style-name="gr331" draw:text-style-name="P6" draw:layer="layout" svg:x1="23.354cm" svg:y1="13.131cm" svg:x2="22.844cm" svg:y2="12.837cm">
              <text:p/>
            </draw:line>
          </draw:g>
        </draw:g>
        <draw:connector draw:style-name="gr317" draw:text-style-name="P16" draw:layer="layout" draw:type="line" svg:x1="20.637cm" svg:y1="9.893cm" svg:x2="23.265cm" svg:y2="11.348cm" draw:start-shape="id7" draw:start-glue-point="9" draw:end-shape="id8" draw:end-glue-point="14" svg:d="M20637 9893l2628 1455" svg:viewBox="0 0 2629 1456">
          <text:p/>
        </draw:connector>
        <draw:frame draw:style-name="gr332" draw:text-style-name="P11" draw:layer="layout" svg:width="5.019cm" svg:height="1cm" svg:x="21.127cm" svg:y="13.732cm">
          <draw:text-box>
            <text:p><text:span text:style-name="T1">Backup Storage</text:span></text:p>
          </draw:text-box>
        </draw:frame>
        <draw:g xml:id="id9" draw:id="id9">
          <draw:glue-point draw:id="4" svg:x="0.487cm" svg:y="-5cm"/>
          <draw:glue-point draw:id="5" svg:x="2.194cm" svg:y="-3.6cm"/>
          <draw:glue-point draw:id="6" svg:x="4.145cm" svg:y="-1.9cm"/>
          <draw:glue-point draw:id="7" svg:x="4.145cm" svg:y="-0.1cm"/>
          <draw:glue-point draw:id="8" svg:x="4.145cm" svg:y="2cm"/>
          <draw:glue-point draw:id="9" svg:x="2.56cm" svg:y="3.3cm"/>
          <draw:glue-point draw:id="10" svg:x="0.487cm" svg:y="5cm"/>
          <draw:glue-point draw:id="11" svg:x="-3.171cm" svg:y="-0.2cm"/>
          <draw:glue-point draw:id="12" svg:x="-3.171cm" svg:y="-2cm"/>
          <draw:glue-point draw:id="13" svg:x="-1.342cm" svg:y="-3.5cm"/>
          <draw:path draw:style-name="gr333" draw:text-style-name="P1" draw:layer="layout" svg:width="1.226cm" svg:height="0.761cm" svg:x="8.536cm" svg:y="11.522cm" svg:viewBox="0 0 1227 762" svg:d="M1 762c91 0 1226-248 1226-476 0-229-274-286-365-286 0 57-894 343-861 762z">
            <text:p/>
          </draw:path>
          <draw:g>
            <draw:polygon draw:style-name="gr334" draw:text-style-name="P2" draw:layer="layout" svg:width="0.993cm" svg:height="1.333cm" svg:x="7.542cm" svg:y="10.97cm" svg:viewBox="0 0 994 1334" draw:points="0,762 0,0 994,572 994,1334">
              <text:p/>
            </draw:polygon>
            <draw:polygon draw:style-name="gr335" draw:text-style-name="P3" draw:layer="layout" svg:width="0.993cm" svg:height="1.333cm" svg:x="8.536cm" svg:y="10.97cm" svg:viewBox="0 0 994 1334" draw:points="0,1334 0,572 994,0 994,762">
              <text:p/>
            </draw:polygon>
            <draw:polygon draw:style-name="gr336" draw:text-style-name="P4" draw:layer="layout" svg:width="1.988cm" svg:height="1.142cm" svg:x="7.542cm" svg:y="10.398cm" svg:viewBox="0 0 1989 1143" draw:points="994,1143 0,572 994,0 1989,572">
              <text:p/>
            </draw:polygon>
            <draw:polygon draw:style-name="gr337" draw:text-style-name="P7" draw:layer="layout" svg:width="0.065cm" svg:height="0.113cm" svg:x="8.404cm" svg:y="11.541cm" svg:viewBox="0 0 66 114" draw:points="0,76 0,0 66,38 66,114">
              <text:p/>
            </draw:polygon>
            <draw:polygon draw:style-name="gr338" draw:text-style-name="P3" draw:layer="layout" svg:width="0.662cm" svg:height="0.38cm" svg:x="7.874cm" svg:y="10.589cm" svg:viewBox="0 0 663 381" draw:points="0,381 663,0 663,152">
              <text:p/>
            </draw:polygon>
            <draw:polygon draw:style-name="gr339" draw:text-style-name="P2" draw:layer="layout" svg:width="0.662cm" svg:height="0.456cm" svg:x="8.536cm" svg:y="10.589cm" svg:viewBox="0 0 663 457" draw:points="0,152 0,0 663,381 530,457">
              <text:p/>
            </draw:polygon>
            <draw:line draw:style-name="gr340" draw:text-style-name="P6" draw:layer="layout" svg:x1="9.133cm" svg:y1="11.008cm" svg:x2="8.603cm" svg:y2="10.703cm">
              <text:p/>
            </draw:line>
            <draw:polygon draw:style-name="gr341" draw:text-style-name="P3" draw:layer="layout" svg:width="0.662cm" svg:height="0.361cm" svg:x="7.708cm" svg:y="11.732cm" svg:viewBox="0 0 663 362" draw:points="0,267 663,0 663,152 0,362">
              <text:p/>
            </draw:polygon>
            <draw:polygon draw:style-name="gr342" draw:text-style-name="P5" draw:layer="layout" svg:width="1.325cm" svg:height="0.761cm" svg:x="7.874cm" svg:y="10.589cm" svg:viewBox="0 0 1326 762" draw:points="0,381 663,0 1326,381 663,762">
              <text:p/>
            </draw:polygon>
            <draw:polygon draw:style-name="gr343" draw:text-style-name="P2" draw:layer="layout" svg:width="0.662cm" svg:height="0.475cm" svg:x="7.045cm" svg:y="11.617cm" svg:viewBox="0 0 663 476" draw:points="0,95 0,0 663,381 663,476">
              <text:p/>
            </draw:polygon>
            <draw:polyline draw:style-name="gr344" draw:text-style-name="P6" draw:layer="layout" svg:width="0.662cm" svg:height="0.437cm" svg:x="7.707cm" svg:y="11.274cm" svg:viewBox="0 0 663 438" draw:points="0,76 0,0 663,381 663,438">
              <text:p/>
            </draw:polyline>
            <draw:polygon draw:style-name="gr345" draw:text-style-name="P4" draw:layer="layout" svg:width="1.325cm" svg:height="0.647cm" svg:x="7.045cm" svg:y="11.351cm" svg:viewBox="0 0 1326 648" draw:points="663,648 0,267 663,0 1326,381">
              <text:p/>
            </draw:polygon>
            <draw:path draw:style-name="gr346" draw:text-style-name="P23" draw:layer="layout" svg:width="1.192cm" svg:height="0.551cm" svg:x="7.078cm" svg:y="11.408cm" svg:viewBox="0 0 1193 552" svg:d="M464 552c-133-76-332-190-464-266 166-95 497-229 729-286 133 76 299 171 464 267-199 57-530 190-729 285z">
              <text:p/>
            </draw:path>
            <draw:polygon draw:style-name="gr347" draw:text-style-name="P5" draw:layer="layout" svg:width="2.485cm" svg:height="1.904cm" svg:x="7.045cm" svg:y="10.398cm" svg:viewBox="0 0 2486 1905" draw:points="497,1029 497,572 1491,0 2486,572 2486,1334 1491,1905 962,1600 663,1695 0,1314 0,1219">
              <text:p/>
            </draw:polygon>
          </draw:g>
        </draw:g>
        <draw:connector draw:style-name="gr348" draw:text-style-name="P16" draw:layer="layout" draw:type="line" svg:x1="5.71cm" svg:y1="7.5cm" svg:x2="8.04cm" svg:y2="10.684cm" draw:start-shape="id4" draw:start-glue-point="5" draw:end-shape="id9" draw:end-glue-point="13" svg:d="M5710 7500l2330 3184" svg:viewBox="0 0 2331 3185">
          <text:p/>
        </draw:connector>
        <draw:connector draw:style-name="gr348" draw:text-style-name="P16" draw:layer="layout" draw:type="line" svg:x1="3.489cm" svg:y1="14.843cm" svg:x2="8.404cm" svg:y2="12.304cm" draw:start-shape="id1" draw:start-glue-point="0" draw:end-shape="id9" draw:end-glue-point="2" svg:d="M3489 14843l4915-2539" svg:viewBox="0 0 4916 2540">
          <text:p/>
        </draw:connector>
        <draw:frame draw:style-name="gr349" draw:text-style-name="P19" draw:layer="layout" svg:width="2.31cm" svg:height="0.721cm" draw:transform="rotate (0.488692190558412) translate (4.754cm 13.308cm)">
          <draw:text-box>
            <text:p><text:span text:style-name="T5">&lt;&lt;LAN&gt;&gt;</text:span></text:p>
          </draw:text-box>
        </draw:frame>
        <draw:frame draw:style-name="gr349" draw:text-style-name="P19" draw:layer="layout" svg:width="2.31cm" svg:height="0.721cm" draw:transform="rotate (-0.872664625997165) translate (6.958cm 8.042cm)">
          <draw:text-box>
            <text:p><text:span text:style-name="T5">&lt;&lt;LAN&gt;&gt;</text:span></text:p>
          </draw:text-box>
        </draw:frame>
        <draw:g xml:id="id10" draw:id="id10">
          <draw:custom-shape draw:style-name="gr350" draw:text-style-name="P24" draw:layer="layout" svg:width="1.118cm" svg:height="1.651cm" svg:x="23.987cm" svg:y="6.461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51" draw:text-style-name="P25" draw:layer="layout" svg:width="1.118cm" svg:height="0.524cm" svg:x="23.987cm" svg:y="6.4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52" draw:text-style-name="P11" draw:layer="layout" svg:width="4.393cm" svg:height="1cm" svg:x="21.311cm" svg:y="8.128cm">
          <draw:text-box>
            <text:p><text:span text:style-name="T3">TechStaff</text:span><text:span text:style-name="T1"> DB</text:span></text:p>
          </draw:text-box>
        </draw:frame>
        <draw:connector draw:style-name="gr317" draw:text-style-name="P16" draw:layer="layout" draw:type="line" svg:x1="21.112cm" svg:y1="8.151cm" svg:x2="23.987cm" svg:y2="7.286cm" draw:start-shape="id7" draw:start-glue-point="6" draw:end-shape="id10" draw:end-glue-point="3" svg:d="M21112 8151l2875-865" svg:viewBox="0 0 2876 866">
          <text:p/>
        </draw:connector>
        <draw:connector draw:style-name="gr317" draw:text-style-name="P16" draw:layer="layout" draw:type="line" svg:x1="24.546cm" svg:y1="8.112cm" svg:x2="24.176cm" svg:y2="11.244cm" draw:start-shape="id10" draw:start-glue-point="2" draw:end-shape="id8" draw:end-glue-point="5" svg:d="M24546 8112l-370 3132" svg:viewBox="0 0 371 3133">
          <text:p/>
        </draw:connector>
        <draw:frame draw:style-name="gr353" draw:text-style-name="P26" draw:layer="layout" svg:width="5.476cm" svg:height="0.713cm" svg:x="11.232cm" svg:y="2.651cm">
          <draw:text-box>
            <text:p><text:span text:style-name="T6">System Deployment Diagram</text:span></text:p>
          </draw:text-box>
        </draw:frame>
        <draw:connector draw:style-name="gr354" draw:text-style-name="P16" draw:layer="layout" draw:type="line" svg:x1="14.947cm" svg:y1="9.509cm" svg:x2="15.487cm" svg:y2="7.35cm" draw:start-shape="id11" draw:start-glue-point="0" draw:end-shape="id5" svg:d="M14947 9509l540-2159" svg:viewBox="0 0 541 2160">
          <text:p/>
        </draw:connector>
        <draw:connector draw:style-name="gr354" draw:text-style-name="P16" draw:layer="layout" draw:type="line" svg:x1="15.698cm" svg:y1="13.954cm" svg:x2="14.947cm" svg:y2="12.007cm" draw:end-shape="id11" draw:end-glue-point="2" svg:d="M15698 13954l-751-1947" svg:viewBox="0 0 752 1948">
          <text:p/>
        </draw:connector>
        <draw:connector draw:style-name="gr354" draw:text-style-name="P16" draw:layer="layout" draw:type="line" svg:x1="16.781cm" svg:y1="5.389cm" svg:x2="26.273cm" svg:y2="1.635cm" svg:d="M16781 5389l9492-3754" svg:viewBox="0 0 9493 3755">
          <text:p/>
        </draw:connector>
        <draw:connector draw:style-name="gr354" draw:text-style-name="P16" draw:layer="layout" draw:type="line" svg:x1="17.155cm" svg:y1="16.131cm" svg:x2="26.337cm" svg:y2="20.195cm" svg:d="M17155 16131l9182 4064" svg:viewBox="0 0 9183 4065">
          <text:p/>
        </draw:connector>
        <draw:frame draw:style-name="gr355" draw:text-style-name="P11" draw:layer="layout" svg:width="4.9cm" svg:height="1.749cm" svg:x="1.635cm" svg:y="10.046cm">
          <draw:text-box>
            <text:p><text:span text:style-name="T1">PSSM</text:span></text:p>
            <text:p><text:span text:style-name="T1">Contract Offic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 style:font-pitch="variable"/>
    <style:font-face style:name="CMU Concrete1" svg:font-family="'CMU Concrete'" style:font-adornments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ccffcc" draw:marker-start-width="0.2cm" draw:marker-start-center="false" draw:marker-end-width="0.2cm" draw:marker-end-center="false" svg:stroke-opacity="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cm" svg:stroke-color="#000000" draw:marker-start-width="0.203cm" draw:marker-end-width="0.203cm" svg:stroke-opacity="100%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Sanchez</meta:initial-creator>
    <meta:creation-date>2016-11-20T17:04:16.205517000</meta:creation-date>
    <dc:date>2016-12-04T16:59:29.140422000</dc:date>
    <dc:creator>Rob Sanchez</dc:creator>
    <meta:editing-duration>PT38M23S</meta:editing-duration>
    <meta:editing-cycles>17</meta:editing-cycles>
    <meta:generator>LibreOffice/5.2.1.2$MacOSX_X86_64 LibreOffice_project/31dd62db80d4e60af04904455ec9c9219178d620</meta:generator>
    <meta:document-statistic meta:object-count="408"/>
  </office:meta>
</office:document-meta>
</file>